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/text:p>
      <text:p text:style-name="P1"><text:span text:style-name="_34_">B</text:span><text:span text:style-name="_37_">y</text:span><text:span text:style-name="_32_"> </text:span><text:span text:style-name="_34_">A</text:span><text:span text:style-name="_37_">.</text:span><text:span text:style-name="_33_"> </text:span><text:span text:style-name="_34_">M</text:span><text:span text:style-name="_37_">.</text:span><text:span text:style-name="_32_"> 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/text:p>
      <text:p text:style-name="P1"><text:span text:style-name="_37_">1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/text:p>
      <text:p text:style-name="P1"><text:span text:style-name="_31_">I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?</text:span><text:span text:style-name="_37_">"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r</text:span><text:span text:style-name="_31_">a</text:span><text:span text:style-name="_34_">m</text:span><text:span text:style-name="_37_">e</text:span><text:span text:style-name="_31_">d</text:span><text:span text:style-name="_35_"> </text:span><text:span text:style-name="_37_">s</text:span><text:span text:style-name="_31_">o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o</text:span><text:span text:style-name="_32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o</text:span><text:span text:style-name="_37_">r</text:span><text:span text:style-name="_31_">m</text:span><text:span text:style-name="_34_">a</text:span><text:span text:style-name="_37_">l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7_">s</text:span><text:span text:style-name="_32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"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i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s</text:span><text:span text:style-name="_34_">c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s</text:span><text:span text:style-name="_31_">u</text:span><text:span text:style-name="_34_">r</text:span><text:span text:style-name="_37_">v</text:span><text:span text:style-name="_31_">e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5_"> </text:span><text:span text:style-name="_37_">a</text:span><text:span text:style-name="_33_"> </text:span><text:span text:style-name="_34_">G</text:span><text:span text:style-name="_37_">a</text:span><text:span text:style-name="_31_">l</text:span><text:span text:style-name="_34_">l</text:span><text:span text:style-name="_37_">u</text:span><text:span text:style-name="_31_">p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s</text:span><text:span text:style-name="_37_">u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l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u</text:span><text:span text:style-name="_34_">n</text:span><text:span text:style-name="_37_">a</text:span><text:span text:style-name="_31_">m</text:span><text:span text:style-name="_34_">b</text:span><text:span text:style-name="_37_">i</text:span><text:span text:style-name="_31_">g</text:span><text:span text:style-name="_34_">u</text:span><text:span text:style-name="_37_">o</text:span><text:span text:style-name="_31_">u</text:span><text:span text:style-name="_34_">s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'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1_">"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(</text:span><text:span text:style-name="_37_">A</text:span><text:span text:style-name="_31_">)</text:span><text:span text:style-name="_34_">,</text:span><text:span text:style-name="_38_"> </text:span><text:span text:style-name="_31_">a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5_"> </text:span><text:span text:style-name="_37_">(</text:span><text:span text:style-name="_31_">B</text:span><text:span text:style-name="_34_">)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(</text:span><text:span text:style-name="_34_">C</text:span><text:span text:style-name="_37_">)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e</text:span><text:span text:style-name="_31_">x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.</text:span><text:span text:style-name="_32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b</text:span><text:span text:style-name="_31_">e</text:span><text:span text:style-name="_34_">l</text:span><text:span text:style-name="_37_">s</text:span><text:span text:style-name="_33_"> </text:span><text:span text:style-name="_34_">X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y</text:span><text:span text:style-name="_34_">s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"</text:span><text:span text:style-name="_37_">X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9_"> </text:span><text:span text:style-name="_31_">i</text:span><text:span text:style-name="_34_">s</text:span><text:span text:style-name="_39_"> </text:span><text:span text:style-name="_31_">B</text:span><text:span text:style-name="_34_">"</text:span><text:span text:style-name="_39_"> </text:span><text:span text:style-name="_31_">o</text:span><text:span text:style-name="_34_">r</text:span><text:span text:style-name="_39_"> </text:span><text:span text:style-name="_31_">"</text:span><text:span text:style-name="_34_">X</text:span><text:span text:style-name="_39_"> </text:span><text:span text:style-name="_31_">i</text:span><text:span text:style-name="_34_">s</text:span><text:span text:style-name="_38_"> </text:span><text:span text:style-name="_31_">B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Y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5_"> </text:span><text:span text:style-name="_37_">t</text:span><text:span text:style-name="_31_">h</text:span><text:span text:style-name="_34_">u</text:span><text:span text:style-name="_37_">s</text:span><text:span text:style-name="_31_">:</text:span></text:p>
      <text:p text:style-name="P1"><text:span text:style-name="_37_">C</text:span><text:span text:style-name="_31_">: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X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a</text:span><text:span text:style-name="_31_">i</text:span><text:span text:style-name="_34_">r</text:span><text:span text:style-name="_37_">?</text:span></text:p>
      <text:p text:style-name="P1"><text:span text:style-name="_34_">N</text:span><text:span text:style-name="_37_">o</text:span><text:span text:style-name="_31_">w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X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A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C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b</text:span><text:span text:style-name="_34_">e</text:span><text:span text:style-name="_37_">:</text:span></text:p>
      <text:p text:style-name="P1"><text:span text:style-name="_34_">"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i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h</text:span><text:span text:style-name="_31_">e</text:span><text:span text:style-name="_34_">s</text:span><text:span text:style-name="_39_"> </text:span><text:span text:style-name="_31_">l</text:span><text:span text:style-name="_34_">o</text:span><text:span text:style-name="_37_">n</text:span><text:span text:style-name="_31_">g</text:span><text:span text:style-name="_34_">.</text:span><text:span text:style-name="_37_">"</text:span></text:p>
      <text:p text:style-name="P1"><text:span text:style-name="_34_">I</text:span><text:span text:style-name="_37_">n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r</text:span><text:span text:style-name="_31_">i</text:span><text:span text:style-name="_34_">n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7_">.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m</text:span><text:span text:style-name="_37_">e</text:span><text:span text:style-name="_31_">d</text:span><text:span text:style-name="_34_">i</text:span><text:span text:style-name="_37_">a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r</text:span><text:span text:style-name="_39_"> </text:span><text:span text:style-name="_31_">(</text:span><text:span text:style-name="_34_">B</text:span><text:span text:style-name="_37_">)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d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!</text:span><text:span text:style-name="_37_">"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s</text:span><text:span text:style-name="_31_">.</text:span></text:p>
      <text:p text:style-name="P1"><text:span text:style-name="_37_">W</text:span><text:span text:style-name="_31_">e</text:span><text:span text:style-name="_36_"> </text:span><text:span text:style-name="_37_">n</text:span><text:span text:style-name="_31_">o</text:span><text:span text:style-name="_34_">w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?</text:span><text:span text:style-name="_31_">"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a</text:span><text:span text:style-name="_34_">s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/text:p>
      <text:p text:style-name="P1"><text:span text:style-name="_31_">2</text:span><text:span text:style-name="_34_">.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q</text:span><text:span text:style-name="_31_">u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/text:p>
      <text:p text:style-name="P1"><text:span text:style-name="_34_">A</text:span><text:span text:style-name="_37_">s</text:span><text:span text:style-name="_33_"> </text:span><text:span text:style-name="_34_">w</text:span><text:span text:style-name="_37_">e</text:span><text:span text:style-name="_31_">l</text:span><text:span text:style-name="_34_">l</text:span><text:span text:style-name="_39_"> </text:span><text:span text:style-name="_31_">a</text:span><text:span text:style-name="_34_">s</text:span><text:span text:style-name="_38_"> </text:span><text:span text:style-name="_31_">a</text:span><text:span text:style-name="_34_">s</text:span><text:span text:style-name="_37_">k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"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4_">"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a</text:span><text:span text:style-name="_31_">s</text:span><text:span text:style-name="_34_">k</text:span><text:span text:style-name="_37_">,</text:span><text:span text:style-name="_33_"> </text:span><text:span text:style-name="_34_">"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y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7_">?</text:span><text:span text:style-name="_31_">"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d</text:span><text:span text:style-name="_37_">o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b</text:span><text:span text:style-name="_37_">y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a</text:span><text:span text:style-name="_31_">r</text:span><text:span text:style-name="_34_">p</text:span><text:span text:style-name="_38_"> 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t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s</text:span><text:span text:style-name="_31_">k</text:span><text:span text:style-name="_34_">i</text:span><text:span text:style-name="_37_">n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b</text:span><text:span text:style-name="_37_">y</text:span><text:span text:style-name="_33_"> </text:span><text:span text:style-name="_34_">d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6_"> </text:span><text:span text:style-name="_37_">f</text:span><text:span text:style-name="_31_">l</text:span><text:span text:style-name="_34_">e</text:span><text:span text:style-name="_37_">s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4_">u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i</text:span><text:span text:style-name="_31_">n</text:span><text:span text:style-name="_34_">g</text:span><text:span text:style-name="_39_"> </text:span>-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oft-page-break/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3_"> </text:span><text:span text:style-name="_34_">u</text:span><text:span text:style-name="_37_">p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m</text:span><text:span text:style-name="_34_">e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4_">:</text:span></text:p>
      <text:p text:style-name="P1"><text:span text:style-name="_31_">Q</text:span><text:span text:style-name="_34_">: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7_">.</text:span></text:p>
      <text:p text:style-name="P1"><text:span text:style-name="_34_">A</text:span><text:span text:style-name="_38_"> </text:span><text:span text:style-name="_31_">: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p</text:span><text:span text:style-name="_34_">o</text:span><text:span text:style-name="_37_">e</text:span><text:span text:style-name="_31_">t</text:span><text:span text:style-name="_34_">r</text:span><text:span text:style-name="_37_">y</text:span><text:span text:style-name="_31_">.</text:span></text:p>
      <text:p text:style-name="P1"><text:span text:style-name="_37_">Q</text:span><text:span text:style-name="_31_">:</text:span><text:span text:style-name="_36_"> </text:span><text:span text:style-name="_37_">A</text:span><text:span text:style-name="_31_">d</text:span><text:span text:style-name="_34_">d</text:span><text:span text:style-name="_38_"> </text:span><text:span text:style-name="_31_">3</text:span><text:span text:style-name="_34_">4</text:span><text:span text:style-name="_37_">9</text:span><text:span text:style-name="_31_">5</text:span><text:span text:style-name="_34_">7</text:span><text:span text:style-name="_38_"> </text:span><text:span text:style-name="_31_">t</text:span><text:span text:style-name="_34_">o</text:span><text:span text:style-name="_38_"> </text:span><text:span text:style-name="_31_">7</text:span><text:span text:style-name="_34_">0</text:span><text:span text:style-name="_37_">7</text:span><text:span text:style-name="_31_">6</text:span><text:span text:style-name="_34_">4</text:span><text:span text:style-name="_37_">.</text:span></text:p>
      <text:p text:style-name="P1"><text:span text:style-name="_34_">A</text:span><text:span text:style-name="_37_">:</text:span><text:span text:style-name="_33_"> </text:span><text:span text:style-name="_34_">(</text:span><text:span text:style-name="_37_">P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3</text:span><text:span text:style-name="_31_">0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)</text:span><text:span text:style-name="_36_"> </text:span><text:span text:style-name="_37_">1</text:span><text:span text:style-name="_31_">0</text:span><text:span text:style-name="_34_">5</text:span><text:span text:style-name="_37_">6</text:span><text:span text:style-name="_31_">2</text:span><text:span text:style-name="_34_">1</text:span><text:span text:style-name="_37_">.</text:span></text:p>
      <text:p text:style-name="P1"><text:span text:style-name="_34_">Q</text:span><text:span text:style-name="_37_">: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c</text:span><text:span text:style-name="_37_">h</text:span><text:span text:style-name="_31_">e</text:span><text:span text:style-name="_34_">s</text:span><text:span text:style-name="_37_">s</text:span><text:span text:style-name="_31_">?</text:span></text:p>
      <text:p text:style-name="P1"><text:span text:style-name="_37_">A</text:span><text:span text:style-name="_31_">:</text:span><text:span text:style-name="_36_"> </text:span><text:span text:style-name="_37_">Y</text:span><text:span text:style-name="_31_">e</text:span><text:span text:style-name="_34_">s</text:span><text:span text:style-name="_37_">.</text:span></text:p>
      <text:p text:style-name="P1"><text:span text:style-name="_34_">Q</text:span><text:span text:style-name="_37_">: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K</text:span><text:span text:style-name="_32_"> </text:span><text:span text:style-name="_34_">a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K</text:span><text:span text:style-name="_37_">1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p</text:span><text:span text:style-name="_34_">i</text:span><text:span text:style-name="_37_">e</text:span><text:span text:style-name="_31_">c</text:span><text:span text:style-name="_34_">e</text:span><text:span text:style-name="_37_">s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K</text:span><text:span text:style-name="_38_"> </text:span><text:span text:style-name="_31_">a</text:span><text:span text:style-name="_34_">t</text:span><text:span text:style-name="_38_"> </text:span><text:span text:style-name="_31_">K</text:span><text:span text:style-name="_34_">6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1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?</text:span></text:p>
      <text:p text:style-name="P1"><text:span text:style-name="_31_">A</text:span><text:span text:style-name="_34_">:</text:span><text:span text:style-name="_38_"> </text:span><text:span text:style-name="_31_">(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5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)</text:span><text:span text:style-name="_39_"> </text:span><text:span text:style-name="_31_">R</text:span>-<text:span text:style-name="_37_">R</text:span><text:span text:style-name="_31_">8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t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n</text:span><text:span text:style-name="_37_">a</text:span><text:span text:style-name="_31_">l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i</text:span><text:span text:style-name="_37_">n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y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n</text:span><text:span text:style-name="_31_">a</text:span><text:span text:style-name="_34_">l</text:span><text:span text:style-name="_37_">i</text:span><text:span text:style-name="_31_">s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a</text:span><text:span text:style-name="_31_">c</text:span><text:span text:style-name="_34_">e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e</text:span><text:span text:style-name="_34_">r</text:span><text:span text:style-name="_37_">o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i</text:span><text:span text:style-name="_37_">r</text:span><text:span text:style-name="_31_">r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"</text:span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1_">"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a</text:span><text:span text:style-name="_31_">g</text:span><text:span text:style-name="_34_">,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a</text:span><text:span text:style-name="_31_">d</text:span><text:span text:style-name="_34_">v</text:span><text:span text:style-name="_37_">i</text:span><text:span text:style-name="_31_">s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p</text:span><text:span text:style-name="_31_">l</text:span><text:span text:style-name="_34_">e</text:span><text:span text:style-name="_37_">a</text:span><text:span text:style-name="_31_">s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m</text:span><text:span text:style-name="_37_">s</text:span><text:span text:style-name="_31_">,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s</text:span><text:span text:style-name="_37_">m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e</text:span><text:span text:style-name="_37_">m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e</text:span><text:span text:style-name="_34_">m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d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w</text:span><text:span text:style-name="_37_">e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l</text:span><text:span text:style-name="_37_">y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p</text:span><text:span text:style-name="_31_">o</text:span><text:span text:style-name="_34_">o</text:span><text:span text:style-name="_37_">r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l</text:span><text:span text:style-name="_34_">o</text:span><text:span text:style-name="_37_">w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c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?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f</text:span><text:span text:style-name="_37_">,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o</text:span><text:span text:style-name="_31_">u</text:span><text:span text:style-name="_34_">b</text:span><text:span text:style-name="_37_">l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u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"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3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1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f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4_">"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w</text:span><text:span text:style-name="_31_">i</text:span><text:span text:style-name="_34_">s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i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e</text:span><text:span text:style-name="_31_">a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s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a</text:span><text:span text:style-name="_37_">n</text:span><text:span text:style-name="_31_">n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.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r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r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s</text:span><text:span text:style-name="_34_">o</text:span><text:span text:style-name="_38_"> 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e</text:span><text:span text:style-name="_34_">x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5_"> </text:span><text:span text:style-name="_37_">a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u</text:span><text:span text:style-name="_31_">a</text:span><text:span text:style-name="_34_">l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l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3_"> </text:span><text:span text:style-name="_34_">(</text:span><text:span text:style-name="_37_">s</text:span><text:span text:style-name="_31_">a</text:span><text:span text:style-name="_34_">y</text:span><text:span text:style-name="_37_">)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n</text:span><text:span text:style-name="_31_">.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s</text:span><text:span text:style-name="_31_">o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a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i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c</text:span><text:span text:style-name="_37_">h</text:span><text:span text:style-name="_31_">n</text:span><text:span text:style-name="_34_">i</text:span><text:span text:style-name="_37_">q</text:span><text:span text:style-name="_31_">u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i</text:span><text:span text:style-name="_37_">n</text:span><text:span text:style-name="_31_">c</text:span><text:span text:style-name="_34_">l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"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p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8_"> </text:span><text:span text:style-name="_31_">i</text:span><text:span text:style-name="_34_">n</text:span><text:span text:style-name="_38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"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6_"> </text:span><text:span text:style-name="_37_">a</text:span><text:span text:style-name="_31_">n</text:span><text:span text:style-name="_36_"> </text:span><text:span text:style-name="_37_">"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"</text:span><text:span text:style-name="_38_"> </text:span><text:span text:style-name="_31_">o</text:span><text:span text:style-name="_34_">r</text:span><text:span text:style-name="_38_"> </text:span><text:span text:style-name="_31_">"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1_">"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.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r</text:span><text:span text:style-name="_34_">a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o</text:span><text:span text:style-name="_37_">n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o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u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.</text:span></text:p>
      <text:p text:style-name="P1"><text:span text:style-name="_37_">I</text:span><text:span text:style-name="_31_">t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,</text:span><text:span text:style-name="_37_">"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(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y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s</text:span><text:span text:style-name="_31_">h</text:span><text:span text:style-name="_34_">o</text:span><text:span text:style-name="_37_">w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1_">,</text:span><text:span text:style-name="_35_"> </text:span><text:span text:style-name="_37_">"</text:span><text:span text:style-name="_31_">W</text:span><text:span text:style-name="_34_">h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w</text:span><text:span text:style-name="_37_">a</text:span><text:span text:style-name="_31_">y</text:span><text:span text:style-name="_34_">?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n</text:span><text:span text:style-name="_31_">o</text:span><text:span text:style-name="_34_">r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v</text:span><text:span text:style-name="_37_">a</text:span><text:span text:style-name="_31_">i</text:span><text:span text:style-name="_34_">l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4</text:span><text:span text:style-name="_31_">.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b</text:span><text:span text:style-name="_31_">e</text:span><text:span text:style-name="_34_">h</text:span><text:span text:style-name="_37_">i</text:span><text:span text:style-name="_31_">n</text:span><text:span text:style-name="_34_">d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y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n</text:span><text:span text:style-name="_37_">o</text:span><text:span text:style-name="_32_"> </text:span><text:span text:style-name="_34_">a</text:span><text:span text:style-name="_37_">u</text:span><text:span text:style-name="_31_">t</text:span><text:span text:style-name="_34_">h</text:span><text:span text:style-name="_37_">o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v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d</text:span><text:span text:style-name="_34_">e</text:span><text:span text:style-name="_37_">t</text:span><text:span text:style-name="_31_">a</text:span><text:span text:style-name="_34_">i</text:span><text:span text:style-name="_37_">l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b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h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j</text:span><text:span text:style-name="_37_">o</text:span><text:span text:style-name="_31_">b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a</text:span><text:span text:style-name="_34_">n</text:span><text:span text:style-name="_38_"> </text:span><text:span text:style-name="_31_">u</text:span><text:span text:style-name="_34_">n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d</text:span><text:span text:style-name="_37_">o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a</text:span><text:span text:style-name="_33_"> </text:span><text:span text:style-name="_34_">"</text:span><text:span text:style-name="_37_">d</text:span><text:span text:style-name="_31_">e</text:span><text:span text:style-name="_34_">s</text:span><text:span text:style-name="_37_">k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1_">"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1_">.</text:span></text:p>
      <text:p text:style-name="P1"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3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4_">d</text:span><text:span text:style-name="_37_">.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1_">:</text:span></text:p>
      <text:p text:style-name="P1"><text:span text:style-name="_37_">(</text:span><text:span text:style-name="_31_">i</text:span><text:span text:style-name="_34_">)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/text:p>
      <text:p text:style-name="P1"><text:span text:style-name="_34_">(</text:span><text:span text:style-name="_37_">i</text:span><text:span text:style-name="_31_">i</text:span><text:span text:style-name="_34_">)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.</text:span></text:p>
      <text:p text:style-name="P1"><text:span text:style-name="_34_">(</text:span><text:span text:style-name="_37_">i</text:span><text:span text:style-name="_31_">i</text:span><text:span text:style-name="_34_">i</text:span><text:span text:style-name="_37_">)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d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a</text:span><text:span text:style-name="_31_">r</text:span><text:span text:style-name="_34_">y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f</text:span><text:span text:style-name="_34_">a</text:span><text:span text:style-name="_37_">i</text:span><text:span text:style-name="_31_">r</text:span><text:span text:style-name="_34_">l</text:span><text:span text:style-name="_37_">y</text:span><text:span text:style-name="_32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4_">y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2_"> </text:span><text:span text:style-name="_34_">"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y</text:span><text:span text:style-name="_35_"> </text:span><text:span text:style-name="_37_">3</text:span><text:span text:style-name="_31_">5</text:span><text:span text:style-name="_34_">4</text:span><text:span text:style-name="_37_">0</text:span><text:span text:style-name="_31_">6</text:span><text:span text:style-name="_34_">7</text:span><text:span text:style-name="_37_">5</text:span><text:span text:style-name="_31_">4</text:span><text:span text:style-name="_34_">4</text:span><text:span text:style-name="_37_">5</text:span><text:span text:style-name="_32_"> </text:span><text:span text:style-name="_34_">b</text:span><text:span text:style-name="_37_">y</text:span><text:span text:style-name="_33_"> </text:span><text:span text:style-name="_34_">7</text:span><text:span text:style-name="_37_">0</text:span><text:span text:style-name="_31_">7</text:span><text:span text:style-name="_34_">6</text:span><text:span text:style-name="_37_">3</text:span><text:span text:style-name="_31_">4</text:span><text:span text:style-name="_34_">5</text:span><text:span text:style-name="_37_">6</text:span><text:span text:style-name="_31_">8</text:span><text:span text:style-name="_34_">7</text:span><text:span text:style-name="_37_">"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n</text:span><text:span text:style-name="_37_">e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0</text:span><text:span text:style-name="_37_">"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/text:p>
      <text:p text:style-name="P1"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"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t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7_">"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u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e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b</text:span><text:span text:style-name="_37_">r</text:span><text:span text:style-name="_31_">o</text:span><text:span text:style-name="_34_">k</text:span><text:span text:style-name="_37_">e</text:span><text:span text:style-name="_31_">n</text:span><text:span text:style-name="_36_"> </text:span><text:span text:style-name="_37_">u</text:span><text:span text:style-name="_31_">p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z</text:span><text:span text:style-name="_37_">e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e</text:span><text:span text:style-name="_34_">c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.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i</text:span><text:span text:style-name="_34_">g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a</text:span><text:span text:style-name="_34_">y</text:span>-</text:p>
      <text:p text:style-name="P1"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6</text:span><text:span text:style-name="_34_">8</text:span><text:span text:style-name="_37_">0</text:span><text:span text:style-name="_31_">9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4</text:span><text:span text:style-name="_37_">3</text:span><text:span text:style-name="_31_">0</text:span><text:span text:style-name="_34_">2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"</text:span></text:p>
      <text:p text:style-name="P1"><text:span text:style-name="_37_">N</text:span><text:span text:style-name="_31_">e</text:span><text:span text:style-name="_34_">e</text:span><text:span text:style-name="_37_">d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6_"> </text:span><text:span text:style-name="_37_">6</text:span><text:span text:style-name="_31_">8</text:span><text:span text:style-name="_34_">0</text:span><text:span text:style-name="_37_">9</text:span><text:span text:style-name="_31_">4</text:span><text:span text:style-name="_34_">3</text:span><text:span text:style-name="_37_">0</text:span><text:span text:style-name="_31_">2</text:span><text:span text:style-name="_34_">1</text:span><text:span text:style-name="_37_">7</text:span><text:span text:style-name="_31_">.</text:span><text:span text:style-name="_36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1</text:span><text:span text:style-name="_37_">7</text:span><text:span text:style-name="_33_"> </text:span><text:span text:style-name="_34_">s</text:span><text:span text:style-name="_37_">a</text:span><text:span text:style-name="_31_">y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)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3_"> </text:span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.</text:span><text:span text:style-name="_37_">.</text:span><text:span text:style-name="_31_">.</text:span><text:span text:style-name="_34_">.</text:span><text:span text:style-name="_37_">"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1</text:span><text:span text:style-name="_31_">0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e</text:span><text:span text:style-name="_37_">y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o</text:span><text:span text:style-name="_34_">c</text:span><text:span text:style-name="_37_">c</text:span><text:span text:style-name="_31_">a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4_">s</text:span></text:p>
      <text:p text:style-name="P1"><text:soft-page-break/><text:span text:style-name="_31_">"</text:span><text:span text:style-name="_34_">N</text:span><text:span text:style-name="_37_">o</text:span><text:span text:style-name="_31_">w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5</text:span><text:span text:style-name="_34_">6</text:span><text:span text:style-name="_37_">0</text:span><text:span text:style-name="_31_">6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"</text:span></text:p>
      <text:p text:style-name="P1"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d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/text:p>
      <text:p text:style-name="P1"><text:span text:style-name="_31_">"</text:span><text:span text:style-name="_34_">I</text:span><text:span text:style-name="_37_">f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4</text:span><text:span text:style-name="_37_">5</text:span><text:span text:style-name="_31_">0</text:span><text:span text:style-name="_34_">5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s</text:span><text:span text:style-name="_38_"> </text:span><text:span text:style-name="_31_">0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6</text:span><text:span text:style-name="_31_">7</text:span><text:span text:style-name="_34_">0</text:span><text:span text:style-name="_37_">7</text:span><text:span text:style-name="_31_">,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n</text:span><text:span text:style-name="_37_">.</text:span><text:span text:style-name="_31_">"</text:span></text:p>
      <text:p text:style-name="P1"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f</text:span><text:span text:style-name="_34_">u</text:span><text:span text:style-name="_37_">l</text:span><text:span text:style-name="_31_">f</text:span><text:span text:style-name="_34_">i</text:span><text:span text:style-name="_37_">l</text:span><text:span text:style-name="_31_">l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o</text:span><text:span text:style-name="_34_">m</text:span><text:span text:style-name="_37_">e</text:span><text:span text:style-name="_31_">s</text:span><text:span text:style-name="_34_">t</text:span><text:span text:style-name="_37_">i</text:span><text:span text:style-name="_31_">c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1_">.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M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o</text:span><text:span text:style-name="_34_">m</text:span><text:span text:style-name="_37_">m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b</text:span><text:span text:style-name="_37_">b</text:span><text:span text:style-name="_31_">l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a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c</text:span><text:span text:style-name="_31_">h</text:span><text:span text:style-name="_34_">o</text:span><text:span text:style-name="_37_">o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5_"> </text:span><text:span text:style-name="_37_">s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s</text:span><text:span text:style-name="_31_">k</text:span><text:span text:style-name="_35_"> </text:span><text:span text:style-name="_37_">h</text:span><text:span text:style-name="_31_">i</text:span><text:span text:style-name="_34_">m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c</text:span><text:span text:style-name="_31_">k</text:span><text:span text:style-name="_35_"> </text:span><text:span text:style-name="_37_">u</text:span><text:span text:style-name="_31_">p</text:span><text:span text:style-name="_35_"> </text:span><text:span text:style-name="_37_">a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e</text:span><text:span text:style-name="_31_">l</text:span><text:span text:style-name="_34_">l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e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f</text:span><text:span text:style-name="_39_"> </text:span><text:span text:style-name="_31_">h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4_">d</text:span><text:span text:style-name="_37_">e</text:span><text:span text:style-name="_31_">e</text:span><text:span text:style-name="_34_">d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b</text:span><text:span text:style-name="_31_">o</text:span><text:span text:style-name="_34_">o</text:span><text:span text:style-name="_37_">k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3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m</text:span><text:span text:style-name="_34_">i</text:span><text:span text:style-name="_37_">c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l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7_">"</text:span><text:span text:style-name="_33_"> </text:span><text:span text:style-name="_34_">T</text:span><text:span text:style-name="_37_">o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"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d</text:span><text:span text:style-name="_34_">o</text:span><text:span text:style-name="_39_"> </text:span><text:span text:style-name="_31_">A</text:span><text:span text:style-name="_34_">.</text:span></text:p>
      <text:p text:style-name="P1"><text:span text:style-name="_31_">A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n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"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o</text:span><text:span text:style-name="_31_">l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d</text:span><text:span text:style-name="_34_">i</text:span><text:span text:style-name="_37_">e</text:span><text:span text:style-name="_32_"> </text:span><text:span text:style-name="_34_">o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;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4_">,</text:span><text:span text:style-name="_39_"> </text:span><text:span text:style-name="_31_">"</text:span><text:span text:style-name="_34_">T</text:span><text:span text:style-name="_37_">h</text:span><text:span text:style-name="_31_">r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-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1</text:span><text:span text:style-name="_37_">0</text:span><text:span text:style-name="_31_">0</text:span><text:span text:style-name="_34_">0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(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I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h</text:span><text:span text:style-name="_34_">r</text:span><text:span text:style-name="_37_">a</text:span><text:span text:style-name="_31_">s</text:span><text:span text:style-name="_34_">e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t</text:span><text:span text:style-name="_34_">e</text:span><text:span text:style-name="_37_">r</text:span><text:span text:style-name="_31_">m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e</text:span><text:span text:style-name="_34_">l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v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m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.</text:span></text:p>
      <text:p text:style-name="P1"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a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l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L</text:span><text:span text:style-name="_37_">u</text:span><text:span text:style-name="_31_">c</text:span><text:span text:style-name="_34_">a</text:span><text:span text:style-name="_37_">s</text:span><text:span text:style-name="_31_">i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e</text:span><text:span text:style-name="_31_">s</text:span><text:span text:style-name="_34_">s</text:span><text:span text:style-name="_37_">o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a</text:span><text:span text:style-name="_31_">t</text:span><text:span text:style-name="_35_"> </text:span><text:span text:style-name="_37_">C</text:span><text:span text:style-name="_31_">a</text:span><text:span text:style-name="_34_">m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1</text:span><text:span text:style-name="_31_">8</text:span><text:span text:style-name="_34_">2</text:span><text:span text:style-name="_37_">8</text:span><text:span text:style-name="_32_"> </text:span><text:span text:style-name="_34_">t</text:span><text:span text:style-name="_37_">o</text:span><text:span text:style-name="_33_"> </text:span><text:span text:style-name="_34_">1</text:span><text:span text:style-name="_37_">8</text:span><text:span text:style-name="_31_">3</text:span><text:span text:style-name="_34_">9</text:span><text:span text:style-name="_37_">,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n</text:span><text:span text:style-name="_31_">e</text:span><text:span text:style-name="_34_">d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A</text:span><text:span text:style-name="_31_">l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s</text:span><text:span text:style-name="_31_">s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,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5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2_"> </text:span><text:span text:style-name="_34_">0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u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a</text:span><text:span text:style-name="_37_">b</text:span><text:span text:style-name="_31_">b</text:span><text:span text:style-name="_34_">a</text:span><text:span text:style-name="_37_">g</text:span><text:span text:style-name="_31_">e</text:span><text:span text:style-name="_34_">'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e</text:span><text:span text:style-name="_37_">l</text:span><text:span text:style-name="_31_">p</text:span><text:span text:style-name="_36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i</text:span><text:span text:style-name="_34_">d</text:span><text:span text:style-name="_38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s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r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a</text:span><text:span text:style-name="_31_">s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a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t</text:span><text:span text:style-name="_32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o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5</text:span><text:span text:style-name="_34_">.</text:span><text:span text:style-name="_39_"> </text:span><text:span text:style-name="_31_">U</text:span><text:span text:style-name="_34_">n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/text:p>
      <text:p text:style-name="P1"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5_"> </text:span><text:span text:style-name="_37_">j</text:span><text:span text:style-name="_31_">u</text:span><text:span text:style-name="_34_">m</text:span><text:span text:style-name="_37_">p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l</text:span><text:span text:style-name="_34_">y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u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e</text:span><text:span text:style-name="_37_">d</text:span><text:span text:style-name="_31_">.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v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o</text:span><text:span text:style-name="_31_">u</text:span><text:span text:style-name="_34_">s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k</text:span><text:span text:style-name="_37_">i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o</text:span><text:span text:style-name="_31_">f</text:span><text:span text:style-name="_34_">f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m</text:span><text:span text:style-name="_31_">e</text:span><text:span text:style-name="_34_">d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9_"> </text:span><text:span text:style-name="_31_">r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1</text:span><text:span text:style-name="_31_">2</text:span><text:span text:style-name="_34_">0</text:span><text:span text:style-name="_38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a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a</text:span><text:span text:style-name="_38_"> </text:span><text:span text:style-name="_31_">]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o</text:span><text:span text:style-name="_34_">u</text:span><text:span text:style-name="_37_">t</text:span><text:span text:style-name="_31_">s</text:span><text:span text:style-name="_34_">i</text:span><text:span text:style-name="_37_">d</text:span><text:span text:style-name="_31_">e</text:span><text:span text:style-name="_34_">;</text:span><text:span text:style-name="_39_"> </text:span><text:span text:style-name="_31_">i</text:span><text:span text:style-name="_34_">n</text:span><text:span text:style-name="_39_"> </text:span><text:span text:style-name="_31_">a</text:span><text:span text:style-name="_34_">d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l</text:span><text:span text:style-name="_31_">a</text:span><text:span text:style-name="_34_">m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(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e</text:span><text:span text:style-name="_34_">l</text:span><text:span text:style-name="_37_">)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1</text:span><text:span text:style-name="_34_">,</text:span><text:span text:style-name="_39_"> </text:span><text:span text:style-name="_31_">q</text:span><text:span text:style-name="_34_">2</text:span><text:span text:style-name="_39_"> </text:span><text:span text:style-name="_31_">o</text:span><text:span text:style-name="_34_">r</text:span><text:span text:style-name="_38_"> </text:span><text:span text:style-name="_31_">q</text:span><text:span text:style-name="_34_">3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i</text:span><text:span text:style-name="_31_">0</text:span><text:span text:style-name="_34_">.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1</text:span><text:span text:style-name="_39_"> </text:span><text:span text:style-name="_31_">(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]</text:span><text:span text:style-name="_37_">e</text:span><text:span text:style-name="_31_">v</text:span><text:span text:style-name="_34_">e</text:span><text:span text:style-name="_37_">r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/text:p>
      <text:p text:style-name="P1"><text:span text:style-name="_31_">(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E</text:span><text:span text:style-name="_37_">T</text:span><text:span text:style-name="_31_">E</text:span><text:span text:style-name="_34_">D</text:span><text:span text:style-name="_37_">)</text:span></text:p>
      <text:p text:style-name="P1"><text:span text:style-name="_34_">T</text:span><text:span text:style-name="_37_">h</text:span><text:span text:style-name="_31_">e</text:span><text:span text:style-name="_36_"> </text:span><text:span text:style-name="_37_">o</text:span><text:span text:style-name="_31_">u</text:span><text:span text:style-name="_34_">t</text:span><text:span text:style-name="_37_">p</text:span><text:span text:style-name="_31_">u</text:span><text:span text:style-name="_34_">t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v</text:span><text:span text:style-name="_31_">i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(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)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/text:p>
      <text:p text:style-name="P1"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q</text:span><text:span text:style-name="_37_">1</text:span><text:span text:style-name="_32_"> </text:span><text:span text:style-name="_34_">q</text:span><text:span text:style-name="_37_">2</text:span><text:span text:style-name="_33_"> </text:span><text:span text:style-name="_34_">q</text:span><text:span text:style-name="_37_">3</text:span></text:p>
      <text:p text:style-name="P1"><text:span text:style-name="_34_">o</text:span><text:span text:style-name="_37_">u</text:span><text:span text:style-name="_31_">t</text:span><text:span text:style-name="_34_">p</text:span><text:span text:style-name="_37_">u</text:span><text:span text:style-name="_31_">t</text:span><text:span text:style-name="_35_"> </text:span><text:span text:style-name="_37_">o</text:span><text:span text:style-name="_31_">0</text:span><text:span text:style-name="_36_"> </text:span><text:span text:style-name="_37_">o</text:span><text:span text:style-name="_31_">0</text:span><text:span text:style-name="_36_"> </text:span><text:span text:style-name="_37_">o</text:span><text:span text:style-name="_31_">1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.</text:span></text:p>
      <text:p text:style-name="P1"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c</text:span><text:span text:style-name="_34_">e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L</text:span><text:span text:style-name="_31_">a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8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e</text:span><text:span text:style-name="_35_"> </text:span><text:span text:style-name="_37_">a</text:span><text:span text:style-name="_31_">t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e</text:span><text:span text:style-name="_34_">l</text:span><text:span text:style-name="_37_">o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l</text:span><text:span text:style-name="_31_">e</text:span><text:span text:style-name="_34_">s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s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7_">"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w</text:span><text:span text:style-name="_34_">h</text:span><text:span text:style-name="_37_">e</text:span><text:span text:style-name="_31_">l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6_"> </text:span><text:span text:style-name="_37_">b</text:span><text:span text:style-name="_31_">y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t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k</text:span><text:span text:style-name="_34_">i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v</text:span><text:span text:style-name="_31_">a</text:span><text:span text:style-name="_34_">l</text:span><text:span text:style-name="_37_">a</text:span><text:span text:style-name="_31_">n</text:span><text:span text:style-name="_34_">c</text:span><text:span text:style-name="_37_">h</text:span><text:span text:style-name="_31_">e</text:span><text:span text:style-name="_36_"> </text:span><text:span text:style-name="_37_">a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e</text:span><text:span text:style-name="_37_">s</text:span><text:span text:style-name="_31_">c</text:span><text:span text:style-name="_34_">a</text:span><text:span text:style-name="_37_">p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s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"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"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,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l</text:span><text:span text:style-name="_37_">e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y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s</text:span><text:span text:style-name="_31_">o</text:span><text:span text:style-name="_34_">n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A</text:span><text:span text:style-name="_31_">s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2</text:span><text:span text:style-name="_32_"> </text:span><text:span text:style-name="_34_">1</text:span><text:span text:style-name="_37_">6</text:span><text:span text:style-name="_31_">5</text:span><text:span text:style-name="_34_">,</text:span><text:span text:style-name="_37_">0</text:span><text:span text:style-name="_31_">0</text:span><text:span text:style-name="_34_">0</text:span><text:span text:style-name="_37_">,</text:span><text:span text:style-name="_32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1</text:span><text:span text:style-name="_37_">0</text:span><text:span text:style-name="_33_"> </text:span><text:span text:style-name="_34_">5</text:span><text:span text:style-name="_37_">0</text:span><text:span text:style-name="_31_">,</text:span><text:span text:style-name="_34_">0</text:span><text:span text:style-name="_37_">0</text:span><text:span text:style-name="_31_">0</text:span><text:span text:style-name="_34_">.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c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w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i</text:span><text:span text:style-name="_31_">m</text:span><text:span text:style-name="_34_">m</text:span><text:span text:style-name="_37_">e</text:span><text:span text:style-name="_31_">n</text:span><text:span text:style-name="_34_">s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y</text:span><text:span text:style-name="_31_">m</text:span><text:span text:style-name="_34_">b</text:span><text:span text:style-name="_37_">o</text:span><text:span text:style-name="_31_">l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0</text:span><text:span text:style-name="_33_"> </text:span><text:span text:style-name="_34_">t</text:span><text:span text:style-name="_37_">o</text:span><text:span text:style-name="_33_"> </text:span><text:span text:style-name="_34_">9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.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1_">d</text:span><text:span text:style-name="_34_">.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1</text:span><text:span text:style-name="_31_">0</text:span><text:span text:style-name="_34_">0</text:span><text:span text:style-name="_39_"> </text:span><text:span text:style-name="_31_">s</text:span><text:span text:style-name="_34_">h</text:span><text:span text:style-name="_37_">e</text:span><text:span text:style-name="_31_">e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5</text:span><text:span text:style-name="_31_">0</text:span><text:span text:style-name="_35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3</text:span><text:span text:style-name="_34_">0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1</text:span><text:span text:style-name="_37_">0</text:span><text:span text:style-name="_32_"> </text:span><text:span text:style-name="_34_">1</text:span><text:span text:style-name="_37_">0</text:span><text:span text:style-name="_31_">0</text:span><text:span text:style-name="_34_">x</text:span><text:span text:style-name="_37_">5</text:span><text:span text:style-name="_31_">0</text:span><text:span text:style-name="_34_">x</text:span><text:span text:style-name="_37_">3</text:span><text:span text:style-name="_31_">0</text:span><text:span text:style-name="_35_"> </text:span><text:span text:style-name="_37_">i</text:span><text:span text:style-name="_31_">.</text:span><text:span text:style-name="_34_">e</text:span><text:span text:style-name="_37_">.</text:span><text:span text:style-name="_31_">,</text:span><text:span text:style-name="_36_"> </text:span><text:span text:style-name="_37_">1</text:span><text:span text:style-name="_31_">0</text:span><text:span text:style-name="_36_"> </text:span><text:span text:style-name="_37_">1</text:span><text:span text:style-name="_31_">5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g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1_">"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6</text:span><text:span text:style-name="_37_">5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1</text:span><text:span text:style-name="_34_">.</text:span><text:span text:style-name="_37_">6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5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n</text:span><text:span text:style-name="_34_">c</text:span><text:span text:style-name="_37_">h</text:span><text:span text:style-name="_31_">e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5_"> </text:span><text:span text:style-name="_37_">6</text:span><text:span text:style-name="_31_">4</text:span><text:span text:style-name="_35_"> </text:span><text:span text:style-name="_37_">m</text:span><text:span text:style-name="_31_">a</text:span><text:span text:style-name="_34_">g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4_">s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2</text:span><text:span text:style-name="_34_">5</text:span><text:span text:style-name="_37_">6</text:span><text:span text:style-name="_31_">0</text:span><text:span text:style-name="_34_">,</text:span><text:span text:style-name="_39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5_"> </text:span><text:span text:style-name="_37_">t</text:span><text:span text:style-name="_31_">u</text:span><text:span text:style-name="_34_">b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2</text:span><text:span text:style-name="_37_">8</text:span><text:span text:style-name="_31_">0</text:span><text:span text:style-name="_34_">.</text:span><text:span text:style-name="_39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3</text:span><text:span text:style-name="_34_">0</text:span><text:span text:style-name="_37_">0</text:span><text:span text:style-name="_32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a</text:span><text:span text:style-name="_32_"> </text:span><text:span text:style-name="_34_">t</text:span><text:span text:style-name="_37_">o</text:span><text:span text:style-name="_31_">t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1</text:span><text:span text:style-name="_37_">7</text:span><text:span text:style-name="_31_">4</text:span><text:span text:style-name="_34_">,</text:span><text:span text:style-name="_37_">3</text:span><text:span text:style-name="_31_">8</text:span><text:span text:style-name="_34_">0</text:span><text:span text:style-name="_37_">.</text:span><text:span text:style-name="_31_">"</text:span></text:p>
      <text:p text:style-name="P1"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o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q</text:span><text:span text:style-name="_37_">u</text:span><text:span text:style-name="_31_">i</text:span><text:span text:style-name="_34_">c</text:span><text:span text:style-name="_37_">k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B</text:span><text:span text:style-name="_34_">)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A</text:span><text:span text:style-name="_34_">)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u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d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a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s</text:span><text:span text:style-name="_34_">t</text:span><text:span text:style-name="_37_">.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o</text:span><text:span text:style-name="_31_">v</text:span><text:span text:style-name="_34_">e</text:span><text:span text:style-name="_37_">r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9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'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1_">.</text:span></text:p>
      <text:p text:style-name="P1"><text:soft-page-break/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3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m</text:span><text:span text:style-name="_37_">a</text:span><text:span text:style-name="_31_">g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5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4_">?</text:span><text:span text:style-name="_37_">"</text:span><text:span text:style-name="_32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s</text:span><text:span text:style-name="_34_">h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?</text:span><text:span text:style-name="_37_">"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a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3_"> </text:span><text:span text:style-name="_34_">"</text:span><text:span text:style-name="_37_">L</text:span><text:span text:style-name="_31_">e</text:span><text:span text:style-name="_34_">t</text:span><text:span text:style-name="_39_"> </text:span><text:span text:style-name="_31_">u</text:span><text:span text:style-name="_34_">s</text:span><text:span text:style-name="_39_"> </text:span><text:span text:style-name="_31_">f</text:span><text:span text:style-name="_34_">i</text:span><text:span text:style-name="_37_">x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C</text:span><text:span text:style-name="_31_">.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m</text:span><text:span text:style-name="_34_">o</text:span><text:span text:style-name="_37_">d</text:span><text:span text:style-name="_31_">i</text:span><text:span text:style-name="_34_">f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1_">,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7_">,</text:span><text:span text:style-name="_32_"> </text:span><text:span text:style-name="_34_">C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l</text:span><text:span text:style-name="_37_">a</text:span><text:span text:style-name="_31_">y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B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5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?</text:span><text:span text:style-name="_37_">"</text:span></text:p>
      <text:p text:style-name="P1"><text:span text:style-name="_34_">6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a</text:span><text:span text:style-name="_34_">r</text:span><text:span text:style-name="_37_">y</text:span><text:span text:style-name="_32_"> </text:span><text:span text:style-name="_34_">V</text:span><text:span text:style-name="_37_">i</text:span><text:span text:style-name="_31_">e</text:span><text:span text:style-name="_34_">w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/text:p>
      <text:p text:style-name="P1"><text:span text:style-name="_34_">W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r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s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l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x</text:span><text:span text:style-name="_34_">i</text:span><text:span text:style-name="_37_">o</text:span><text:span text:style-name="_31_">n</text:span><text:span text:style-name="_34_">.</text:span></text:p>
      <text:p text:style-name="P1"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f</text:span><text:span text:style-name="_31_">y</text:span><text:span text:style-name="_36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i</text:span><text:span text:style-name="_37_">f</text:span><text:span text:style-name="_32_"> </text:span><text:span text:style-name="_34_">I</text:span><text:span text:style-name="_39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'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0</text:span><text:span text:style-name="_37_">9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p</text:span><text:span text:style-name="_34_">l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s</text:span><text:span text:style-name="_34_">o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7</text:span><text:span text:style-name="_37_">0</text:span><text:span text:style-name="_32_"> </text:span><text:span text:style-name="_34_">p</text:span><text:span text:style-name="_37_">e</text:span><text:span text:style-name="_31_">r</text:span><text:span text:style-name="_35_"> 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f</text:span><text:span text:style-name="_37_">i</text:span><text:span text:style-name="_31_">v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u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text:span text:style-name="_38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n</text:span><text:span text:style-name="_34_">o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a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p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e</text:span><text:span text:style-name="_37_">x</text:span><text:span text:style-name="_31_">o</text:span><text:span text:style-name="_34_">r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f</text:span><text:span text:style-name="_31_">l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u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n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n</text:span><text:span text:style-name="_31_">o</text:span><text:span text:style-name="_36_"> </text:span><text:span text:style-name="_37_">h</text:span><text:span text:style-name="_31_">a</text:span><text:span text:style-name="_34_">r</text:span><text:span text:style-name="_37_">m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7_">.</text:span></text:p>
      <text:p text:style-name="P1"><text:span text:style-name="_34_">I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p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/text:p>
      <text:p text:style-name="P1"><text:span text:style-name="_34_">(</text:span><text:span text:style-name="_37_">1</text:span><text:span text:style-name="_31_">)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/text:p>
      <text:p text:style-name="P1"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8_"> </text:span><text:span text:style-name="_31_">i</text:span><text:span text:style-name="_34_">m</text:span><text:span text:style-name="_37_">m</text:span><text:span text:style-name="_31_">o</text:span><text:span text:style-name="_34_">r</text:span><text:span text:style-name="_37_">t</text:span><text:span text:style-name="_31_">a</text:span><text:span text:style-name="_34_">l</text:span><text:span text:style-name="_38_"> </text:span><text:span text:style-name="_31_">s</text:span><text:span text:style-name="_34_">o</text:span><text:span text:style-name="_37_">u</text:span><text:span text:style-name="_31_">l</text:span><text:span text:style-name="_34_">.</text:span><text:span text:style-name="_38_"> </text:span><text:span text:style-name="_31_">G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m</text:span><text:span text:style-name="_37_">o</text:span><text:span text:style-name="_31_">r</text:span><text:span text:style-name="_34_">t</text:span><text:span text:style-name="_37_">a</text:span><text:span text:style-name="_31_">l</text:span><text:span text:style-name="_36_"> </text:span><text:span text:style-name="_37_">s</text:span><text:span text:style-name="_31_">o</text:span><text:span text:style-name="_34_">u</text:span><text:span text:style-name="_37_">l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5_"> 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H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o</text:span><text:span text:style-name="_37_">r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/text:p>
      <text:p text:style-name="P1"><text:span text:style-name="_37_">I</text:span><text:span text:style-name="_33_"> </text:span><text:span text:style-name="_34_">a</text:span><text:span text:style-name="_37_">m</text:span><text:span text:style-name="_33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8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r</text:span><text:span text:style-name="_37_">m</text:span><text:span text:style-name="_31_">s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i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c</text:span><text:span text:style-name="_31_">l</text:span><text:span text:style-name="_34_">a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m</text:span><text:span text:style-name="_34_">e</text:span><text:span text:style-name="_37_">n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t</text:span><text:span text:style-name="_37_">o</text:span><text:span text:style-name="_33_"> </text:span><text:span text:style-name="_34_">m</text:span><text:span text:style-name="_37_">y</text:span><text:span text:style-name="_32_"> </text:span><text:span text:style-name="_34_">m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y</text:span><text:span text:style-name="_31_">p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b</text:span><text:span text:style-name="_34_">i</text:span><text:span text:style-name="_37_">t</text:span><text:span text:style-name="_31_">r</text:span><text:span text:style-name="_34_">a</text:span><text:span text:style-name="_37_">r</text:span><text:span text:style-name="_31_">y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r</text:span><text:span text:style-name="_31_">t</text:span><text:span text:style-name="_34_">h</text:span><text:span text:style-name="_37_">o</text:span><text:span text:style-name="_31_">d</text:span><text:span text:style-name="_34_">o</text:span><text:span text:style-name="_37_">x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m</text:span><text:span text:style-name="_31_">e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.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9_"> </text:span><text:span text:style-name="_31_">C</text:span><text:span text:style-name="_34_">h</text:span><text:span text:style-name="_37_">r</text:span><text:span text:style-name="_31_">i</text:span><text:span text:style-name="_34_">s</text:span><text:span text:style-name="_37_">t</text:span><text:span text:style-name="_31_">i</text:span><text:span text:style-name="_34_">a</text:span><text:span text:style-name="_37_">n</text:span><text:span text:style-name="_31_">s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l</text:span><text:span text:style-name="_37_">e</text:span><text:span text:style-name="_31_">m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o</text:span><text:span text:style-name="_37_">m</text:span><text:span text:style-name="_31_">e</text:span><text:span text:style-name="_34_">n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s</text:span><text:span text:style-name="_31_">o</text:span><text:span text:style-name="_34_">u</text:span><text:span text:style-name="_37_">l</text:span><text:span text:style-name="_31_">s</text:span><text:span text:style-name="_34_">?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a</text:span><text:span text:style-name="_37_">s</text:span><text:span text:style-name="_31_">i</text:span><text:span text:style-name="_34_">d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t</text:span><text:span text:style-name="_37_">r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m</text:span><text:span text:style-name="_34_">n</text:span><text:span text:style-name="_37_">i</text:span><text:span text:style-name="_31_">p</text:span><text:span text:style-name="_34_">o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m</text:span><text:span text:style-name="_31_">i</text:span><text:span text:style-name="_34_">g</text:span><text:span text:style-name="_37_">h</text:span><text:span text:style-name="_31_">t</text:span><text:span text:style-name="_34_">y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d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d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w</text:span><text:span text:style-name="_34_">o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f</text:span><text:span text:style-name="_34_">r</text:span><text:span text:style-name="_37_">e</text:span><text:span text:style-name="_31_">e</text:span><text:span text:style-name="_34_">d</text:span><text:span text:style-name="_37_">o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f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s</text:span><text:span text:style-name="_31_">o</text:span><text:span text:style-name="_34_">u</text:span><text:span text:style-name="_37_">l</text:span><text:span text:style-name="_32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2_"> </text:span><text:span text:style-name="_34_">e</text:span><text:span text:style-name="_37_">l</text:span><text:span text:style-name="_31_">e</text:span><text:span text:style-name="_34_">p</text:span><text:span text:style-name="_37_">h</text:span><text:span text:style-name="_31_">a</text:span><text:span text:style-name="_34_">n</text:span><text:span text:style-name="_37_">t</text:span><text:span text:style-name="_33_"> </text:span><text:span text:style-name="_34_">i</text:span><text:span text:style-name="_37_">f</text:span><text:span text:style-name="_32_"> 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e</text:span><text:span text:style-name="_34_">s</text:span><text:span text:style-name="_38_"> </text:span><text:span text:style-name="_31_">f</text:span><text:span text:style-name="_34_">i</text:span><text:span text:style-name="_37_">t</text:span><text:span text:style-name="_31_">?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p</text:span><text:span text:style-name="_31_">h</text:span><text:span text:style-name="_34_">a</text:span><text:span text:style-name="_37_">n</text:span><text:span text:style-name="_31_">t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i</text:span><text:span text:style-name="_37_">n</text:span><text:span text:style-name="_31_">i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o</text:span><text:span text:style-name="_37_">r</text:span><text:span text:style-name="_31_">t</text:span><text:span text:style-name="_34_">[</text:span><text:span text:style-name="_37_">.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m</text:span><text:span text:style-name="_31_">a</text:span><text:span text:style-name="_34_">d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"</text:span><text:span text:style-name="_34_">s</text:span><text:span text:style-name="_37_">w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.</text:span><text:span text:style-name="_31_">"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8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e</text:span><text:span text:style-name="_31_">r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s</text:span><text:span text:style-name="_31_">o</text:span><text:span text:style-name="_34_">u</text:span><text:span text:style-name="_37_">l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r</text:span><text:span text:style-name="_34_">r</text:span><text:span text:style-name="_37_">e</text:span><text:span text:style-name="_31_">v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,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7_">: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e</text:span><text:span text:style-name="_37_">i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s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.</text:span><text:span text:style-name="_34_">m</text:span><text:span text:style-name="_37_">a</text:span><text:span text:style-name="_31_">n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u</text:span><text:span text:style-name="_31_">l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m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9_"> </text:span><text:span text:style-name="_31_">a</text:span><text:span text:style-name="_34_">m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u</text:span><text:span text:style-name="_37_">n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a</text:span><text:span text:style-name="_34_">l</text:span><text:span text:style-name="_37_">i</text:span><text:span text:style-name="_31_">l</text:span><text:span text:style-name="_34_">e</text:span><text:span text:style-name="_37_">o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e</text:span><text:span text:style-name="_37_">x</text:span><text:span text:style-name="_31_">t</text:span><text:span text:style-name="_34_">s</text:span><text:span text:style-name="_37_">,</text:span><text:span text:style-name="_32_"> </text:span><text:span text:style-name="_34_">"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o</text:span><text:span text:style-name="_31_">d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.</text:span><text:span text:style-name="_33_"> </text:span><text:span text:style-name="_34_">.</text:span><text:span text:style-name="_39_"> 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a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o</text:span><text:span text:style-name="_35_"> </text:span><text:span text:style-name="_37_">d</text:span><text:span text:style-name="_31_">o</text:span><text:span text:style-name="_34_">w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a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8_"> </text:span><text:span text:style-name="_31_">d</text:span><text:span text:style-name="_34_">a</text:span><text:span text:style-name="_37_">y</text:span><text:span text:style-name="_31_">"</text:span><text:span text:style-name="_35_"> </text:span><text:span text:style-name="_37_">(</text:span><text:span text:style-name="_31_">J</text:span><text:span text:style-name="_34_">o</text:span><text:span text:style-name="_37_">s</text:span><text:span text:style-name="_31_">h</text:span><text:span text:style-name="_34_">u</text:span><text:span text:style-name="_37_">a</text:span><text:span text:style-name="_33_"> </text:span><text:span text:style-name="_34_">x</text:span><text:span text:style-name="_37_">.</text:span><text:span text:style-name="_33_"> </text:span><text:span text:style-name="_34_">1</text:span><text:span text:style-name="_37_">3</text:span><text:span text:style-name="_31_">)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a</text:span><text:span text:style-name="_34_">r</text:span><text:span text:style-name="_37_">t</text:span><text:span text:style-name="_31_">h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o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"</text:span><text:span text:style-name="_32_"> </text:span><text:span text:style-name="_34_">(</text:span><text:span text:style-name="_37_">P</text:span><text:span text:style-name="_31_">s</text:span><text:span text:style-name="_34_">a</text:span><text:span text:style-name="_37_">l</text:span><text:span text:style-name="_31_">m</text:span><text:span text:style-name="_35_"> </text:span><text:span text:style-name="_37_">c</text:span><text:span text:style-name="_31_">v</text:span><text:span text:style-name="_34_">.</text:span><text:span text:style-name="_38_"> </text:span><text:span text:style-name="_31_">5</text:span><text:span text:style-name="_34_">)</text:span><text:span text:style-name="_38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p</text:span><text:span text:style-name="_37_">e</text:span><text:span text:style-name="_31_">r</text:span><text:span text:style-name="_34_">n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f</text:span><text:span text:style-name="_37_">u</text:span><text:span text:style-name="_31_">t</text:span><text:span text:style-name="_34_">i</text:span><text:span text:style-name="_37_">l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v</text:span><text:span text:style-name="_31_">a</text:span><text:span text:style-name="_34_">i</text:span><text:span text:style-name="_37_">l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d</text:span><text:span text:style-name="_37_">e</text:span><text:span text:style-name="_32_"> </text:span><text:span text:style-name="_34_">a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.</text:span></text:p>
      <text:p text:style-name="P1"><text:span text:style-name="_34_">(</text:span><text:span text:style-name="_37_">2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H</text:span><text:span text:style-name="_37_">e</text:span><text:span text:style-name="_31_">a</text:span><text:span text:style-name="_34_">d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n</text:span><text:span text:style-name="_37_">d</text:span><text:span text:style-name="_31_">"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t</text:span><text:span text:style-name="_31_">o</text:span><text:span text:style-name="_34_">o</text:span><text:span text:style-name="_39_"> </text:span><text:span text:style-name="_31_">d</text:span><text:span text:style-name="_34_">r</text:span><text:span text:style-name="_37_">e</text:span><text:span text:style-name="_31_">a</text:span><text:span text:style-name="_34_">d</text:span><text:span text:style-name="_37_">f</text:span><text:span text:style-name="_31_">u</text:span><text:span text:style-name="_34_">l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7_">.</text:span><text:span text:style-name="_31_">"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s</text:span><text:span text:style-name="_37_">e</text:span><text:span text:style-name="_31_">l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s</text:span><text:span text:style-name="_34_">o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a</text:span><text:span text:style-name="_34_">f</text:span><text:span text:style-name="_37_">f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t</text:span><text:span text:style-name="_37_">l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i</text:span><text:span text:style-name="_34_">l</text:span><text:span text:style-name="_37_">y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5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m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p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f</text:span><text:span text:style-name="_31_">e</text:span><text:span text:style-name="_34_">e</text:span><text:span text:style-name="_37_">l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f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/text:p>
      <text:p text:style-name="P1"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a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u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: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.</text:span></text:p>
      <text:p text:style-name="P1"><text:span text:style-name="_37_">(</text:span><text:span text:style-name="_31_">3</text:span><text:span text:style-name="_34_">)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n</text:span><text:span text:style-name="_35_"> </text:span><text:span text:style-name="_37_">a</text:span><text:span text:style-name="_31_">s</text:span><text:span text:style-name="_36_"> </text:span><text:span text:style-name="_37_">G</text:span><text:span text:style-name="_31_">o</text:span><text:span text:style-name="_34_">d</text:span><text:span text:style-name="_37_">e</text:span><text:span text:style-name="_31_">l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m</text:span><text:span text:style-name="_38_"> </text:span><text:span text:style-name="_31_">(</text:span><text:span text:style-name="_35_"> </text:span><text:span text:style-name="_37_">1</text:span><text:span text:style-name="_31_">9</text:span><text:span text:style-name="_34_">3</text:span><text:span text:style-name="_37_">1</text:span><text:span text:style-name="_32_"> </text:span><text:span text:style-name="_34_">)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n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5_"> </text:span><text:span text:style-name="_37_">n</text:span><text:span text:style-name="_31_">o</text:span><text:span text:style-name="_34_">r</text:span><text:span text:style-name="_39_"> </text:span><text:span text:style-name="_31_">d</text:span><text:span text:style-name="_34_">i</text:span><text:span text:style-name="_37_">s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6_"> </text:span><text:span text:style-name="_37_">u</text:span><text:span text:style-name="_31_">n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,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6_"> </text:span><text:span text:style-name="_37_">d</text:span><text:span text:style-name="_31_">u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h</text:span><text:span text:style-name="_37_">u</text:span><text:span text:style-name="_31_">r</text:span><text:span text:style-name="_34_">c</text:span><text:span text:style-name="_37_">h</text:span><text:span text:style-name="_33_"> </text:span><text:span text:style-name="_34_">(</text:span><text:span text:style-name="_37_">1</text:span><text:span text:style-name="_31_">9</text:span><text:span text:style-name="_34_">3</text:span><text:span text:style-name="_37_">6</text:span><text:span text:style-name="_31_">)</text:span><text:span text:style-name="_34_">,</text:span><text:span text:style-name="_39_"> </text:span><text:span text:style-name="_31_">K</text:span><text:span text:style-name="_34_">l</text:span><text:span text:style-name="_37_">e</text:span><text:span text:style-name="_31_">e</text:span><text:span text:style-name="_34_">n</text:span><text:span text:style-name="_37_">e</text:span><text:span text:style-name="_33_"> </text:span><text:span text:style-name="_34_">(</text:span><text:span text:style-name="_37_">1</text:span><text:span text:style-name="_31_">9</text:span><text:span text:style-name="_34_">3</text:span><text:span text:style-name="_37_">5</text:span><text:span text:style-name="_31_">)</text:span><text:span text:style-name="_34_">,</text:span><text:span text:style-name="_39_"> </text:span><text:span text:style-name="_31_">R</text:span><text:span text:style-name="_34_">o</text:span><text:span text:style-name="_37_">s</text:span><text:span text:style-name="_31_">s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(</text:span><text:span text:style-name="_37_">1</text:span><text:span text:style-name="_31_">9</text:span><text:span text:style-name="_34_">3</text:span><text:span text:style-name="_37_">7</text:span><text:span text:style-name="_31_">)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s</text:span><text:span text:style-name="_34_">i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f</text:span><text:span text:style-name="_31_">e</text:span><text:span text:style-name="_34_">r</text:span><text:span text:style-name="_37_">s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l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: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f</text:span><text:span text:style-name="_36_"> </text:span><text:span text:style-name="_37_">G</text:span><text:span text:style-name="_31_">o</text:span><text:span text:style-name="_34_">d</text:span><text:span text:style-name="_37_">e</text:span><text:span text:style-name="_31_">l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m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i</text:span><text:span text:style-name="_34_">n</text:span><text:span text:style-name="_37_">g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e</text:span><text:span text:style-name="_34_">r</text:span><text:span text:style-name="_37_">m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e</text:span><text:span text:style-name="_34_">f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a</text:span><text:span text:style-name="_36_"> </text:span><text:span text:style-name="_37_">t</text:span><text:span text:style-name="_31_">y</text:span><text:span text:style-name="_34_">p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e</text:span><text:span text:style-name="_34_">s</text:span><text:span text:style-name="_37_">s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2_"> </text:span><text:span text:style-name="_34_">u</text:span><text:span text:style-name="_37_">p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a</text:span><text:span text:style-name="_31_">i</text:span><text:span text:style-name="_34_">l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a</text:span><text:span text:style-name="_34_">t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y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"</text:span><text:span text:style-name="_37_">Y</text:span><text:span text:style-name="_31_">e</text:span><text:span text:style-name="_34_">s</text:span><text:span text:style-name="_37_">"</text:span><text:span text:style-name="_32_"> </text:span><text:span text:style-name="_34_">o</text:span><text:span text:style-name="_37_">r</text:span><text:span text:style-name="_33_"> </text:span><text:span text:style-name="_34_">"</text:span><text:span text:style-name="_37_">N</text:span><text:span text:style-name="_31_">o</text:span><text:span text:style-name="_34_">"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7_">,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a</text:span><text:span text:style-name="_31_">s</text:span><text:span text:style-name="_34_">s</text:span><text:span text:style-name="_37_">o</text:span><text:span text:style-name="_31_">?</text:span><text:span text:style-name="_34_">"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f</text:span><text:span text:style-name="_34_">a</text:span><text:span text:style-name="_37_">i</text:span><text:span text:style-name="_31_">l</text:span><text:span text:style-name="_35_"> </text:span><text:span text:style-name="_37_">o</text:span><text:span text:style-name="_31_">n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,</text:span><text:span text:style-name="_35_"> </text:span><text:span text:style-name="_37_">"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f</text:span><text:span text:style-name="_31_">i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.</text:span><text:span text:style-name="_39_"> </text:span><text:span text:style-name="_31_">.</text:span><text:span text:style-name="_36_"> </text:span><text:span text:style-name="_37_">.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'</text:span><text:span text:style-name="_37_">Y</text:span><text:span text:style-name="_31_">e</text:span><text:span text:style-name="_34_">s</text:span><text:span text:style-name="_37_">'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?</text:span><text:span text:style-name="_37_">"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5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r</text:span><text:span text:style-name="_37_">o</text:span><text:span text:style-name="_31_">n</text:span><text:span text:style-name="_34_">g</text:span><text:span text:style-name="_38_"> </text:span><text:span text:style-name="_31_">o</text:span><text:span text:style-name="_34_">r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t</text:span><text:span text:style-name="_37_">h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: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s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I</text:span><text:span text:style-name="_34_">f</text:span><text:span text:style-name="_38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p</text:span><text:span text:style-name="_34_">r</text:span><text:span text:style-name="_37_">o</text:span><text:span text:style-name="_31_">o</text:span><text:span text:style-name="_34_">f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m</text:span><text:span text:style-name="_31_">i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l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7_">.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o</text:span><text:span text:style-name="_37_">r</text:span><text:span text:style-name="_31_">y</text:span><text:span text:style-name="_34_">?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g</text:span><text:span text:style-name="_34_">e</text:span><text:span text:style-name="_37_">n</text:span><text:span text:style-name="_31_">u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f</text:span><text:span text:style-name="_31_">i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e</text:span><text:span text:style-name="_37_">v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F</text:span><text:span text:style-name="_34_">u</text:span><text:span text:style-name="_37_">r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f</text:span><text:span text:style-name="_37_">e</text:span><text:span text:style-name="_31_">l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o</text:span><text:span text:style-name="_31_">c</text:span><text:span text:style-name="_34_">c</text:span><text:span text:style-name="_37_">a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i</text:span><text:span text:style-name="_31_">n</text:span><text:span text:style-name="_35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e</text:span><text:span text:style-name="_37_">t</text:span><text:span text:style-name="_31_">t</text:span><text:span text:style-name="_34_">y</text:span><text:span text:style-name="_39_"> </text:span><text:span text:style-name="_31_">t</text:span><text:span text:style-name="_34_">r</text:span><text:span text:style-name="_37_">i</text:span><text:span text:style-name="_31_">u</text:span><text:span text:style-name="_34_">m</text:span><text:span text:style-name="_37_">p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i</text:span><text:span text:style-name="_31_">u</text:span><text:span text:style-name="_34_">m</text:span><text:span text:style-name="_37_">p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i</text:span><text:span text:style-name="_34_">m</text:span><text:span text:style-name="_37_">u</text:span><text:span text:style-name="_31_">l</text:span><text:span text:style-name="_34_">t</text:span><text:span text:style-name="_37_">a</text:span><text:span text:style-name="_31_">n</text:span><text:span text:style-name="_34_">e</text:span><text:span text:style-name="_37_">o</text:span><text:span text:style-name="_31_">u</text:span><text:span text:style-name="_34_">s</text:span><text:span text:style-name="_37_">l</text:span><text:span text:style-name="_31_">y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c</text:span><text:span text:style-name="_31_">l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h</text:span><text:span text:style-name="_34_">o</text:span><text:span text:style-name="_37_">l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,</text:span><text:span text:style-name="_35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,</text:span><text:span text:style-name="_36_"> </text:span><text:span text:style-name="_37_">m</text:span><text:span text:style-name="_31_">o</text:span><text:span text:style-name="_34_">s</text:span><text:span text:style-name="_37_">t</text:span><text:span text:style-name="_31_">l</text:span><text:span text:style-name="_34_">y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e</text:span><text:span text:style-name="_37_">r</text:span><text:span text:style-name="_31_">i</text:span><text:span text:style-name="_34_">a</text:span><text:span text:style-name="_37_">.</text:span></text:p>
      <text:p text:style-name="P1"><text:span text:style-name="_34_">(</text:span><text:span text:style-name="_37_">4</text:span><text:span text:style-name="_31_">)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w</text:span><text:span text:style-name="_34_">e</text:span><text:span text:style-name="_37_">l</text:span><text:span text:style-name="_31_">l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e</text:span><text:span text:style-name="_37_">s</text:span><text:span text:style-name="_31_">s</text:span><text:span text:style-name="_34_">o</text:span><text:span text:style-name="_37_">r</text:span><text:span text:style-name="_32_"> </text:span><text:span text:style-name="_34_">J</text:span><text:span text:style-name="_37_">e</text:span><text:span text:style-name="_31_">f</text:span><text:span text:style-name="_34_">f</text:span><text:span text:style-name="_37_">e</text:span><text:span text:style-name="_31_">r</text:span><text:span text:style-name="_34_">s</text:span><text:span text:style-name="_37_">o</text:span><text:span text:style-name="_31_">n</text:span><text:span text:style-name="_34_">'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1</text:span><text:span text:style-name="_31_">9</text:span><text:span text:style-name="_34_">4</text:span><text:span text:style-name="_37_">9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I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"</text:span><text:span text:style-name="_37_">N</text:span><text:span text:style-name="_31_">o</text:span><text:span text:style-name="_34_">t</text:span><text:span text:style-name="_38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n</text:span><text:span text:style-name="_34_">n</text:span><text:span text:style-name="_37_">e</text:span><text:span text:style-name="_31_">t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f</text:span><text:span text:style-name="_34_">e</text:span><text:span text:style-name="_37_">l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f</text:span><text:span text:style-name="_37_">a</text:span><text:span text:style-name="_31_">l</text:span><text:span text:style-name="_34_">l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,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1_">s</text:span><text:span text:style-name="_35_"> </text:span><text:span text:style-name="_37_">b</text:span><text:span text:style-name="_31_">r</text:span><text:span text:style-name="_34_">a</text:span><text:span text:style-name="_37_">i</text:span><text:span text:style-name="_31_">n</text:span>-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t</text:span><text:span text:style-name="_34_">e</text:span><text:span text:style-name="_37_">n</text:span><text:span text:style-name="_33_"> </text:span><text:span text:style-name="_34_">i</text:span><text:span text:style-name="_37_">t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5_"> </text:span><text:span text:style-name="_37_">(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m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,</text:span><text:span text:style-name="_39_"> </text:span><text:span text:style-name="_31_">a</text:span><text:span text:style-name="_34_">n</text:span><text:span text:style-name="_38_"> </text:span><text:span text:style-name="_31_">e</text:span><text:span text:style-name="_34_">a</text:span><text:span text:style-name="_37_">s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i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)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s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g</text:span><text:span text:style-name="_34_">r</text:span><text:span text:style-name="_37_">i</text:span><text:span text:style-name="_31_">e</text:span><text:span text:style-name="_34_">f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v</text:span><text:span text:style-name="_34_">a</text:span><text:span text:style-name="_37_">l</text:span><text:span text:style-name="_31_">v</text:span><text:span text:style-name="_34_">e</text:span><text:span text:style-name="_37_">s</text:span><text:span text:style-name="_33_"> </text:span><text:span text:style-name="_34_">f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f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b</text:span><text:span text:style-name="_34_">y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e</text:span><text:span text:style-name="_31_">x</text:span><text:span text:style-name="_34_">,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n</text:span><text:span text:style-name="_37_">g</text:span><text:span text:style-name="_31_">r</text:span><text:span text:style-name="_34_">y</text:span><text:span text:style-name="_39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1_">.</text:span><text:span text:style-name="_34_">"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n</text:span><text:span text:style-name="_31_">i</text:span><text:span text:style-name="_34_">a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e</text:span><text:span text:style-name="_37_">s</text:span><text:span text:style-name="_31_">t</text:span><text:span text:style-name="_34_">.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e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b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o</text:span><text:span text:style-name="_34_">n</text:span><text:span text:style-name="_37_">e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n</text:span><text:span text:style-name="_31_">o</text:span><text:span text:style-name="_34_">t</text:span><text:span text:style-name="_37_">i</text:span><text:span text:style-name="_31_">c</text:span><text:span text:style-name="_34_">e</text:span><text:span text:style-name="_37_">.</text:span><text:span text:style-name="_32_"> </text:span><text:span text:style-name="_34_">L</text:span><text:span text:style-name="_37_">i</text:span><text:span text:style-name="_31_">k</text:span><text:span text:style-name="_34_">e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3_"> </text:span><text:span text:style-name="_34_">m</text:span><text:span text:style-name="_37_">a</text:span><text:span text:style-name="_31_">n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l</text:span><text:span text:style-name="_31_">i</text:span><text:span text:style-name="_34_">p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v</text:span><text:span text:style-name="_37_">i</text:span><text:span text:style-name="_31_">e</text:span><text:span text:style-name="_34_">w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o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.</text:span><text:span text:style-name="_33_"> 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"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B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1_">"</text:span><text:span text:style-name="_36_"> </text:span><text:span text:style-name="_37_">w</text:span><text:span text:style-name="_31_">h</text:span><text:span text:style-name="_34_">i</text:span><text:span text:style-name="_37_">l</text:span><text:span text:style-name="_31_">s</text:span><text:span text:style-name="_34_">t</text:span><text:span text:style-name="_39_"> </text:span><text:span text:style-name="_31_">B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s</text:span><text:span text:style-name="_35_"> </text:span><text:span text:style-name="_37_">"</text:span><text:span text:style-name="_31_">B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A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7_">.</text:span><text:span text:style-name="_31_">"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1_">.</text:span></text:p>
      <text:p text:style-name="P1"><text:span text:style-name="_37_">I</text:span><text:span text:style-name="_33_"> </text:span><text:span text:style-name="_34_">a</text:span><text:span text:style-name="_37_">m</text:span><text:span text:style-name="_32_"> 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f</text:span><text:span text:style-name="_31_">e</text:span><text:span text:style-name="_34_">s</text:span><text:span text:style-name="_37_">s</text:span><text:span text:style-name="_31_">o</text:span><text:span text:style-name="_34_">r</text:span><text:span text:style-name="_39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w</text:span><text:span text:style-name="_37_">i</text:span><text:span text:style-name="_31_">s</text:span><text:span text:style-name="_34_">h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d</text:span><text:span text:style-name="_37_">o</text:span><text:span text:style-name="_31_">p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e</text:span><text:span text:style-name="_31_">m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1_">l</text:span><text:span text:style-name="_34_">i</text:span><text:span text:style-name="_37_">p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v</text:span><text:span text:style-name="_31_">i</text:span><text:span text:style-name="_34_">e</text:span><text:span text:style-name="_37_">w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t</text:span><text:span text:style-name="_31_">e</text:span><text:span text:style-name="_34_">s</text:span><text:span text:style-name="_37_">t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(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y</text:span><text:span text:style-name="_34_">e</text:span><text:span text:style-name="_37_">r</text:span><text:span text:style-name="_32_"> </text:span><text:span text:style-name="_34_">B</text:span><text:span text:style-name="_38_"> </text:span><text:span text:style-name="_31_">o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4_">)</text:span><text:span text:style-name="_39_"> </text:span><text:span text:style-name="_31_">i</text:span><text:span text:style-name="_34_">s</text:span><text:span text:style-name="_38_"> </text:span><text:span text:style-name="_31_">f</text:span><text:span text:style-name="_34_">r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v</text:span><text:span text:style-name="_37_">i</text:span><text:span text:style-name="_31_">v</text:span><text:span text:style-name="_34_">a</text:span><text:span text:style-name="_39_"> </text:span><text:span text:style-name="_31_">v</text:span><text:span text:style-name="_34_">o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r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"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p</text:span><text:span text:style-name="_34_">a</text:span><text:span text:style-name="_37_">r</text:span><text:span text:style-name="_31_">r</text:span><text:span text:style-name="_34_">o</text:span><text:span text:style-name="_37_">t</text:span><text:span text:style-name="_32_"> </text:span><text:span text:style-name="_34_">f</text:span><text:span text:style-name="_37_">a</text:span><text:span text:style-name="_31_">s</text:span><text:span text:style-name="_34_">h</text:span><text:span text:style-name="_37_">i</text:span><text:span text:style-name="_31_">o</text:span><text:span text:style-name="_34_">n</text:span><text:span text:style-name="_37_">.</text:span><text:span text:style-name="_31_">"</text:span><text:span text:style-name="_35_"> </text:span><text:span text:style-name="_37_">L</text:span><text:span text:style-name="_31_">e</text:span><text:span text:style-name="_34_">t</text:span><text:span text:style-name="_38_"> </text:span><text:span text:style-name="_31_">u</text:span><text:span text:style-name="_34_">s</text:span><text:span text:style-name="_39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8_"> </text:span><text:span text:style-name="_31_">v</text:span><text:span text:style-name="_34_">i</text:span><text:span text:style-name="_37_">v</text:span><text:span text:style-name="_31_">a</text:span><text:span text:style-name="_36_"> </text:span><text:span text:style-name="_37_">v</text:span><text:span text:style-name="_31_">o</text:span><text:span text:style-name="_34_">c</text:span><text:span text:style-name="_37_">e</text:span><text:span text:style-name="_31_">:</text:span></text:p>
      <text:p text:style-name="P1"><text:soft-page-break/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s</text:span><text:span text:style-name="_33_"> </text:span><text:span text:style-name="_34_">"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'</text:span><text:span text:style-name="_37_">s</text:span><text:span text:style-name="_32_"> </text:span><text:span text:style-name="_34_">d</text:span><text:span text:style-name="_37_">a</text:span><text:span text:style-name="_31_">y</text:span><text:span text:style-name="_34_">,</text:span><text:span text:style-name="_37_">"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"</text:span><text:span text:style-name="_31_">a</text:span><text:span text:style-name="_35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d</text:span><text:span text:style-name="_34_">a</text:span><text:span text:style-name="_37_">y</text:span><text:span text:style-name="_31_">"</text:span><text:span text:style-name="_36_"> </text:span><text:span text:style-name="_37_">d</text:span><text:span text:style-name="_31_">o</text:span><text:span text:style-name="_36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?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s</text:span><text:span text:style-name="_34_">c</text:span><text:span text:style-name="_37_">a</text:span><text:span text:style-name="_31_">n</text:span><text:span text:style-name="_34_">.</text:span></text:p>
      <text:p text:style-name="P1"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"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d</text:span><text:span text:style-name="_34_">a</text:span><text:span text:style-name="_37_">y</text:span><text:span text:style-name="_31_">,</text:span><text:span text:style-name="_34_">"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c</text:span><text:span text:style-name="_34_">a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.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n</text:span><text:span text:style-name="_34_">o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d</text:span><text:span text:style-name="_34_">a</text:span><text:span text:style-name="_37_">y</text:span><text:span text:style-name="_31_">.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s</text:span><text:span text:style-name="_31_">a</text:span><text:span text:style-name="_34_">y</text:span><text:span text:style-name="_39_"> </text:span><text:span text:style-name="_31_">M</text:span><text:span text:style-name="_34_">r</text:span><text:span text:style-name="_37_">.</text:span><text:span text:style-name="_32_"> </text:span><text:span text:style-name="_34_">P</text:span><text:span text:style-name="_37_">i</text:span><text:span text:style-name="_31_">c</text:span><text:span text:style-name="_34_">k</text:span><text:span text:style-name="_37_">w</text:span><text:span text:style-name="_31_">i</text:span><text:span text:style-name="_34_">c</text:span><text:span text:style-name="_37_">k</text:span><text:span text:style-name="_33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7_">?</text:span></text:p>
      <text:p text:style-name="P1"><text:span text:style-name="_34_">W</text:span><text:span text:style-name="_37_">i</text:span><text:span text:style-name="_31_">t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w</text:span><text:span text:style-name="_34_">a</text:span><text:span text:style-name="_37_">y</text:span><text:span text:style-name="_31_">.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2_"> </text:span><text:span text:style-name="_34_">Y</text:span><text:span text:style-name="_37_">e</text:span><text:span text:style-name="_31_">t</text:span><text:span text:style-name="_35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6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P</text:span><text:span text:style-name="_34_">i</text:span><text:span text:style-name="_37_">c</text:span><text:span text:style-name="_31_">k</text:span><text:span text:style-name="_34_">w</text:span><text:span text:style-name="_37_">i</text:span><text:span text:style-name="_31_">c</text:span><text:span text:style-name="_34_">k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i</text:span><text:span text:style-name="_34_">s</text:span><text:span text:style-name="_37_">o</text:span><text:span text:style-name="_31_">n</text:span><text:span text:style-name="_34_">.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8_"> </text:span><text:span text:style-name="_31_">I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.</text:span><text:span text:style-name="_39_"> </text:span><text:span text:style-name="_31_">B</text:span><text:span text:style-name="_34_">y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a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o</text:span><text:span text:style-name="_31_">n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e</text:span><text:span text:style-name="_34_">s</text:span><text:span text:style-name="_37_">s</text:span><text:span text:style-name="_31_">o</text:span><text:span text:style-name="_34_">r</text:span><text:span text:style-name="_38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-<text:span text:style-name="_34_">w</text:span><text:span text:style-name="_37_">r</text:span><text:span text:style-name="_31_">i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i</text:span><text:span text:style-name="_34_">v</text:span><text:span text:style-name="_37_">a</text:span><text:span text:style-name="_33_"> </text:span><text:span text:style-name="_34_">v</text:span><text:span text:style-name="_37_">o</text:span><text:span text:style-name="_31_">c</text:span><text:span text:style-name="_34_">e</text:span><text:span text:style-name="_37_">?</text:span><text:span text:style-name="_33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"</text:span><text:span text:style-name="_34_">m</text:span><text:span text:style-name="_37_">e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a</text:span><text:span text:style-name="_31_">r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4_">"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s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p</text:span><text:span text:style-name="_37_">a</text:span><text:span text:style-name="_31_">s</text:span><text:span text:style-name="_34_">s</text:span><text:span text:style-name="_37_">a</text:span><text:span text:style-name="_31_">g</text:span><text:span text:style-name="_34_">e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"</text:span><text:span text:style-name="_34_">a</text:span><text:span text:style-name="_37_">n</text:span><text:span text:style-name="_33_"> </text:span><text:span text:style-name="_34_">e</text:span><text:span text:style-name="_37_">a</text:span><text:span text:style-name="_31_">s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v</text:span><text:span text:style-name="_34_">a</text:span><text:span text:style-name="_37_">n</text:span><text:span text:style-name="_31_">c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h</text:span><text:span text:style-name="_31_">r</text:span><text:span text:style-name="_34_">a</text:span><text:span text:style-name="_37_">s</text:span><text:span text:style-name="_31_">e</text:span><text:span text:style-name="_36_"> </text:span><text:span text:style-name="_37_">i</text:span><text:span text:style-name="_31_">s</text:span><text:span text:style-name="_34_">,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,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d</text:span><text:span text:style-name="_31_">e</text:span><text:span text:style-name="_34_">v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o</text:span><text:span text:style-name="_37_">n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u</text:span><text:span text:style-name="_34_">r</text:span><text:span text:style-name="_37_">n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n</text:span><text:span text:style-name="_31_">,</text:span><text:span text:style-name="_36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u</text:span><text:span text:style-name="_31_">a</text:span><text:span text:style-name="_34_">d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b</text:span><text:span text:style-name="_34_">a</text:span><text:span text:style-name="_37_">n</text:span><text:span text:style-name="_31_">d</text:span><text:span text:style-name="_34_">o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p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c</text:span><text:span text:style-name="_37_">c</text:span><text:span text:style-name="_31_">e</text:span><text:span text:style-name="_34_">p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e</text:span><text:span text:style-name="_34_">s</text:span><text:span text:style-name="_37_">t</text:span><text:span text:style-name="_31_">.</text:span></text:p>
      <text:p text:style-name="P1"><text:span text:style-name="_37_">I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o</text:span><text:span text:style-name="_34_">c</text:span><text:span text:style-name="_37_">a</text:span><text:span text:style-name="_31_">l</text:span><text:span text:style-name="_34_">i</text:span><text:span text:style-name="_37_">s</text:span><text:span text:style-name="_31_">e</text:span><text:span text:style-name="_36_"> </text:span><text:span text:style-name="_37_">i</text:span><text:span text:style-name="_31_">t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.</text:span></text:p>
      <text:p text:style-name="P1"><text:span text:style-name="_34_">(</text:span><text:span text:style-name="_37_">5</text:span><text:span text:style-name="_31_">)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i</text:span><text:span text:style-name="_37_">e</text:span><text:span text:style-name="_31_">s</text:span></text:p>
      <text:p text:style-name="P1"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,</text:span><text:span text:style-name="_38_"> </text:span><text:span text:style-name="_31_">"</text:span><text:span text:style-name="_34_">I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6_"> </text:span><text:span text:style-name="_37_">X</text:span><text:span text:style-name="_31_">.</text:span><text:span text:style-name="_34_">"</text:span><text:span text:style-name="_38_"> </text:span><text:span text:style-name="_31_">N</text:span><text:span text:style-name="_34_">u</text:span><text:span text:style-name="_37_">m</text:span><text:span text:style-name="_31_">e</text:span><text:span text:style-name="_34_">r</text:span><text:span text:style-name="_37_">o</text:span><text:span text:style-name="_31_">u</text:span><text:span text:style-name="_34_">s</text:span><text:span text:style-name="_39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8_"> </text:span><text:span text:style-name="_31_">X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x</text:span><text:span text:style-name="_31_">i</text:span><text:span text:style-name="_34_">o</text:span><text:span text:style-name="_37_">n</text:span><text:span text:style-name="_33_"> </text:span><text:span text:style-name="_34_">I</text:span><text:span text:style-name="_38_"> </text:span><text:span text:style-name="_31_">o</text:span><text:span text:style-name="_34_">f</text:span><text:span text:style-name="_37_">f</text:span><text:span text:style-name="_31_">e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:</text:span></text:p>
      <text:p text:style-name="P1"><text:span text:style-name="_34_">B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f</text:span><text:span text:style-name="_34_">u</text:span><text:span text:style-name="_37_">l</text:span><text:span text:style-name="_31_">,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i</text:span><text:span text:style-name="_37_">f</text:span><text:span text:style-name="_31_">u</text:span><text:span text:style-name="_34_">l</text:span><text:span text:style-name="_37_">,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l</text:span><text:span text:style-name="_37_">y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,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u</text:span><text:span text:style-name="_34_">r</text:span><text:span text:style-name="_37_">,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s</text:span><text:span text:style-name="_34_">,</text:span><text:span text:style-name="_38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,</text:span><text:span text:style-name="_36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w</text:span><text:span text:style-name="_34_">b</text:span><text:span text:style-name="_37_">e</text:span><text:span text:style-name="_31_">r</text:span><text:span text:style-name="_34_">r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m</text:span><text:span text:style-name="_31_">,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8_"> </text:span><text:span text:style-name="_31_">i</text:span><text:span text:style-name="_34_">n</text:span><text:span text:style-name="_38_"> </text:span><text:span text:style-name="_31_">l</text:span><text:span text:style-name="_34_">o</text:span><text:span text:style-name="_37_">v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l</text:span><text:span text:style-name="_31_">y</text:span><text:span text:style-name="_34_">,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w</text:span><text:span text:style-name="_37_">.</text:span></text:p>
      <text:p text:style-name="P1"><text:span text:style-name="_34_">N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2_"> </text:span><text:span text:style-name="_34_">i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a</text:span><text:span text:style-name="_37_">w</text:span><text:span text:style-name="_31_">s</text:span><text:span text:style-name="_35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u</text:span><text:span text:style-name="_31_">g</text:span><text:span text:style-name="_34_">l</text:span><text:span text:style-name="_37_">y</text:span><text:span text:style-name="_31_">,</text:span><text:span text:style-name="_35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2_"> </text:span><text:span text:style-name="_34_">m</text:span><text:span text:style-name="_37_">i</text:span><text:span text:style-name="_31_">n</text:span><text:span text:style-name="_34_">u</text:span><text:span text:style-name="_37_">t</text:span><text:span text:style-name="_31_">e</text:span><text:span text:style-name="_34_">l</text:span><text:span text:style-name="_37_">y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l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4_">,</text:span><text:span text:style-name="_39_"> </text:span><text:span text:style-name="_31_">e</text:span><text:span text:style-name="_34_">t</text:span><text:span text:style-name="_37_">c</text:span><text:span text:style-name="_31_">.</text:span><text:span text:style-name="_34_">,</text:span><text:span text:style-name="_39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d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7_">.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1_">s</text:span><text:span text:style-name="_34_">o</text:span><text:span text:style-name="_37_">c</text:span><text:span text:style-name="_31_">i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(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a</text:span><text:span text:style-name="_31_">c</text:span><text:span text:style-name="_34_">t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a</text:span><text:span text:style-name="_34_">s</text:span><text:span text:style-name="_38_"> </text:span><text:span text:style-name="_31_">n</text:span><text:span text:style-name="_34_">o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c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,</text:span><text:span text:style-name="_37_">)</text:span><text:span text:style-name="_33_"> </text:span><text:span text:style-name="_34_">A</text:span><text:span text:style-name="_39_"> </text:span><text:span text:style-name="_31_">f</text:span><text:span text:style-name="_34_">e</text:span><text:span text:style-name="_37_">w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h</text:span><text:span text:style-name="_31_">e</text:span><text:span text:style-name="_34_">a</text:span><text:span text:style-name="_37_">r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l</text:span><text:span text:style-name="_31_">i</text:span><text:span text:style-name="_34_">c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u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8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m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u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n</text:span><text:span text:style-name="_31_">t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f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h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5_"> </text:span><text:span text:style-name="_37_">f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a</text:span><text:span text:style-name="_31_">v</text:span><text:span text:style-name="_34_">o</text:span><text:span text:style-name="_37_">i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,</text:span><text:span text:style-name="_39_"> </text:span><text:span text:style-name="_31_">f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(</text:span><text:span text:style-name="_31_">I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y</text:span><text:span text:style-name="_31_">s</text:span><text:span text:style-name="_34_">.</text:span><text:span text:style-name="_37_">)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n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e</text:span><text:span text:style-name="_34_">r</text:span><text:span text:style-name="_37_">i</text:span><text:span text:style-name="_31_">a</text:span><text:span text:style-name="_34_">l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p</text:span><text:span text:style-name="_31_">a</text:span><text:span text:style-name="_34_">c</text:span><text:span text:style-name="_37_">e</text:span>-<text:span text:style-name="_34_">t</text:span><text:span text:style-name="_37_">i</text:span><text:span text:style-name="_31_">m</text:span><text:span text:style-name="_34_">e</text:span><text:span text:style-name="_39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r</text:span><text:span text:style-name="_37_">e</text:span><text:span text:style-name="_31_">l</text:span><text:span text:style-name="_34_">i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o</text:span><text:span text:style-name="_37_">b</text:span><text:span text:style-name="_31_">t</text:span><text:span text:style-name="_34_">a</text:span><text:span text:style-name="_37_">i</text:span><text:span text:style-name="_31_">n</text:span><text:span text:style-name="_34_">e</text:span><text:span text:style-name="_37_">d</text:span><text:span text:style-name="_31_">.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(</text:span><text:span text:style-name="_37_">a</text:span><text:span text:style-name="_31_">s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'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)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s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i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3_"> </text:span><text:span text:style-name="_34_">F</text:span><text:span text:style-name="_37_">r</text:span><text:span text:style-name="_31_">e</text:span><text:span text:style-name="_34_">n</text:span><text:span text:style-name="_37_">c</text:span><text:span text:style-name="_31_">h</text:span><text:span text:style-name="_34_">.</text:span></text:p>
      <text:p text:style-name="P1"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m</text:span><text:span text:style-name="_34_">a</text:span><text:span text:style-name="_37_">r</text:span><text:span text:style-name="_31_">k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n</text:span><text:span text:style-name="_31_">j</text:span><text:span text:style-name="_34_">o</text:span><text:span text:style-name="_37_">y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w</text:span><text:span text:style-name="_31_">b</text:span><text:span text:style-name="_34_">e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r</text:span><text:span text:style-name="_37_">e</text:span><text:span text:style-name="_31_">a</text:span><text:span text:style-name="_34_">m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r</text:span><text:span text:style-name="_37_">i</text:span><text:span text:style-name="_31_">v</text:span><text:span text:style-name="_34_">o</text:span><text:span text:style-name="_37_">l</text:span><text:span text:style-name="_31_">o</text:span><text:span text:style-name="_34_">u</text:span><text:span text:style-name="_37_">s</text:span><text:span text:style-name="_31_">.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y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s</text:span><text:span text:style-name="_37_">h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i</text:span><text:span text:style-name="_34_">d</text:span><text:span text:style-name="_37_">i</text:span><text:span text:style-name="_31_">o</text:span><text:span text:style-name="_34_">t</text:span><text:span text:style-name="_37_">i</text:span><text:span text:style-name="_31_">c</text:span><text:span text:style-name="_34_">.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c</text:span><text:span text:style-name="_34_">c</text:span><text:span text:style-name="_37_">u</text:span><text:span text:style-name="_31_">r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b</text:span><text:span text:style-name="_31_">l</text:span><text:span text:style-name="_34_">a</text:span><text:span text:style-name="_37_">c</text:span><text:span text:style-name="_31_">k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"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u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o</text:span><text:span text:style-name="_31_">r</text:span><text:span text:style-name="_34_">t</text:span><text:span text:style-name="_37_">,</text:span><text:span text:style-name="_33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s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?</text:span><text:span text:style-name="_34_">"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s</text:span><text:span text:style-name="_35_"> </text:span><text:span text:style-name="_37_">a</text:span><text:span text:style-name="_31_">d</text:span><text:span text:style-name="_34_">o</text:span><text:span text:style-name="_37_">p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s</text:span><text:span text:style-name="_34_">y</text:span><text:span text:style-name="_37_">m</text:span><text:span text:style-name="_31_">p</text:span><text:span text:style-name="_34_">a</text:span><text:span text:style-name="_37_">t</text:span><text:span text:style-name="_31_">h</text:span><text:span text:style-name="_34_">e</text:span><text:span text:style-name="_37_">t</text:span><text:span text:style-name="_31_">i</text:span><text:span text:style-name="_34_">c</text:span><text:span text:style-name="_38_"> </text:span><text:span text:style-name="_31_">a</text:span><text:span text:style-name="_34_">t</text:span><text:span text:style-name="_37_">t</text:span><text:span text:style-name="_31_">i</text:span><text:span text:style-name="_34_">t</text:span><text:span text:style-name="_37_">u</text:span><text:span text:style-name="_31_">d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.</text:span><text:span text:style-name="_35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1_">u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m</text:span><text:span text:style-name="_37_">a</text:span><text:span text:style-name="_31_">s</text:span><text:span text:style-name="_34_">k</text:span><text:span text:style-name="_37_">e</text:span><text:span text:style-name="_31_">d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s</text:span><text:span text:style-name="_35_"> </text:span><text:span text:style-name="_37_">d</text:span><text:span text:style-name="_31_">e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c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(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)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4_">e</text:span><text:span text:style-name="_37_">t</text:span><text:span text:style-name="_31_">i</text:span><text:span text:style-name="_34_">c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s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b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4_">t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a</text:span><text:span text:style-name="_37_">n</text:span><text:span text:style-name="_32_"> </text:span><text:span text:style-name="_34_">u</text:span><text:span text:style-name="_37_">n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p</text:span><text:span text:style-name="_31_">r</text:span><text:span text:style-name="_34_">e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s</text:span><text:span text:style-name="_37_">y</text:span><text:span text:style-name="_31_">m</text:span><text:span text:style-name="_34_">p</text:span><text:span text:style-name="_37_">a</text:span><text:span text:style-name="_31_">t</text:span><text:span text:style-name="_34_">h</text:span><text:span text:style-name="_37_">e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f</text:span><text:span text:style-name="_31_">f</text:span><text:span text:style-name="_34_">o</text:span><text:span text:style-name="_37_">r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i</text:span><text:span text:style-name="_31_">s</text:span><text:span text:style-name="_34_">m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c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"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i</text:span><text:span text:style-name="_31_">n</text:span><text:span text:style-name="_34_">g</text:span><text:span text:style-name="_37_">"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"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.</text:span><text:span text:style-name="_31_">"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d</text:span><text:span text:style-name="_37_">u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r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i</text:span><text:span text:style-name="_31_">g</text:span><text:span text:style-name="_34_">n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h</text:span><text:span text:style-name="_37_">i</text:span><text:span text:style-name="_31_">l</text:span><text:span text:style-name="_34_">o</text:span><text:span text:style-name="_37_">s</text:span><text:span text:style-name="_31_">o</text:span><text:span text:style-name="_34_">p</text:span><text:span text:style-name="_37_">h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1_">s</text:span><text:span text:style-name="_34_">;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"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7_">"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b</text:span><text:span text:style-name="_31_">s</text:span><text:span text:style-name="_34_">t</text:span><text:span text:style-name="_37_">r</text:span><text:span text:style-name="_31_">a</text:span><text:span text:style-name="_34_">c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p</text:span><text:span text:style-name="_34_">h</text:span><text:span text:style-name="_37_">y</text:span><text:span text:style-name="_31_">s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s</text:span><text:span text:style-name="_34_">.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r</text:span><text:span text:style-name="_34_">u</text:span><text:span text:style-name="_37_">l</text:span><text:span text:style-name="_31_">y</text:span><text:span text:style-name="_35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"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u</text:span><text:span text:style-name="_37_">t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s</text:span><text:span text:style-name="_34_">e</text:span><text:span text:style-name="_37_">n</text:span><text:span text:style-name="_31_">t</text:span><text:span text:style-name="_34_">e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7_">.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a</text:span><text:span text:style-name="_35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y</text:span><text:span text:style-name="_34_">p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n</text:span><text:span text:style-name="_34_">o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4_">l</text:span><text:span text:style-name="_37_">y</text:span><text:span text:style-name="_32_"> </text:span><text:span text:style-name="_34_">"</text:span><text:span text:style-name="_37_">O</text:span><text:span text:style-name="_33_"> </text:span><text:span text:style-name="_34_">=</text:span><text:span text:style-name="_39_"> </text:span><text:span text:style-name="_31_">I</text:span><text:span text:style-name="_34_">.</text:span><text:span text:style-name="_37_">"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s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v</text:span><text:span text:style-name="_37_">e</text:span><text:span text:style-name="_31_">r</text:span><text:span text:style-name="_34_">s</text:span><text:span text:style-name="_37_">e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6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a</text:span><text:span text:style-name="_31_">d</text:span><text:span text:style-name="_35_"> </text:span><text:span text:style-name="_37_">o</text:span><text:span text:style-name="_31_">c</text:span><text:span text:style-name="_34_">c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r</text:span><text:span text:style-name="_37_">r</text:span><text:span text:style-name="_31_">o</text:span><text:span text:style-name="_34_">n</text:span><text:span text:style-name="_37_">e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i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7_">t</text:span><text:span text:style-name="_31_">h</text:span><text:span text:style-name="_34_">e</text:span><text:span text:style-name="_37_">l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s</text:span><text:span text:style-name="_34_">e</text:span><text:span text:style-name="_37_">e</text:span><text:span text:style-name="_31_">m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4_">t</text:span><text:span text:style-name="_38_"> </text:span><text:span text:style-name="_31_">l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f</text:span><text:span text:style-name="_34_">,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r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x</text:span><text:span text:style-name="_34_">2</text:span><text:span text:style-name="_39_"> </text:span>-<text:span text:style-name="_36_"> </text:span><text:span text:style-name="_37_">4</text:span><text:span text:style-name="_31_">0</text:span><text:span text:style-name="_34_">x</text:span><text:span text:style-name="_39_"> </text:span>-<text:span text:style-name="_35_"> </text:span><text:span text:style-name="_37_">1</text:span><text:span text:style-name="_31_">1</text:span><text:span text:style-name="_36_"> </text:span><text:span text:style-name="_37_">=</text:span><text:span text:style-name="_33_"> </text:span><text:span text:style-name="_34_">0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e</text:span><text:span text:style-name="_31_">m</text:span><text:span text:style-name="_34_">p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'</text:span><text:span text:style-name="_34_">s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u</text:span><text:span text:style-name="_34_">n</text:span><text:span text:style-name="_37_">d</text:span><text:span text:style-name="_31_">o</text:span><text:span text:style-name="_34_">u</text:span><text:span text:style-name="_37_">b</text:span><text:span text:style-name="_31_">t</text:span><text:span text:style-name="_34_">e</text:span><text:span text:style-name="_37_">d</text:span><text:span text:style-name="_31_">l</text:span><text:span text:style-name="_34_">y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p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9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1_">.</text:span><text:span text:style-name="_35_"> </text:span><text:span text:style-name="_37_">B</text:span><text:span text:style-name="_31_">y</text:span><text:span text:style-name="_35_"> </text:span><text:span text:style-name="_37_">o</text:span><text:span text:style-name="_31_">b</text:span><text:span text:style-name="_34_">s</text:span><text:span text:style-name="_37_">e</text:span><text:span text:style-name="_31_">r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o</text:span><text:span text:style-name="_37_">w</text:span><text:span text:style-name="_31_">n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m</text:span><text:span text:style-name="_37_">o</text:span><text:span text:style-name="_31_">d</text:span><text:span text:style-name="_34_">i</text:span><text:span text:style-name="_37_">f</text:span><text:span text:style-name="_31_">y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s</text:span><text:span text:style-name="_38_"> </text:span><text:span text:style-name="_31_">s</text:span><text:span text:style-name="_34_">o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a</text:span><text:span text:style-name="_34_">r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6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U</text:span><text:span text:style-name="_31_">t</text:span><text:span text:style-name="_34_">o</text:span><text:span text:style-name="_37_">p</text:span><text:span text:style-name="_31_">i</text:span><text:span text:style-name="_34_">a</text:span><text:span text:style-name="_37_">n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d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a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f</text:span><text:span text:style-name="_37_">a</text:span><text:span text:style-name="_31_">i</text:span><text:span text:style-name="_34_">r</text:span><text:span text:style-name="_37_">l</text:span><text:span text:style-name="_31_">y</text:span><text:span text:style-name="_36_"> </text:span><text:span text:style-name="_37_">r</text:span><text:span text:style-name="_31_">e</text:span><text:span text:style-name="_34_">c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r</text:span><text:span text:style-name="_31_">a</text:span><text:span text:style-name="_34_">r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i</text:span><text:span text:style-name="_34_">s</text:span><text:span text:style-name="_37_">g</text:span><text:span text:style-name="_31_">u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i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i</text:span><text:span text:style-name="_31_">n</text:span><text:span text:style-name="_34_">t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d</text:span><text:span text:style-name="_31_">o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u</text:span><text:span text:style-name="_37_">s</text:span><text:span text:style-name="_31_">e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i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(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4_">)</text:span><text:span text:style-name="_38_"> </text:span><text:span text:style-name="_31_">i</text:span><text:span text:style-name="_34_">s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b</text:span><text:span text:style-name="_31_">a</text:span><text:span text:style-name="_34_">s</text:span><text:span text:style-name="_37_">e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e</text:span><text:span text:style-name="_31_">n</text:span><text:span text:style-name="_34_">t</text:span><text:span text:style-name="_37_">h</text:span><text:span text:style-name="_31_">e</text:span><text:span text:style-name="_34_">s</text:span><text:span text:style-name="_37_">e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J</text:span><text:span text:style-name="_31_">e</text:span><text:span text:style-name="_34_">f</text:span><text:span text:style-name="_37_">f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'</text:span><text:span text:style-name="_31_">s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o</text:span><text:span text:style-name="_37_">n</text:span><text:span text:style-name="_33_"> </text:span><text:span text:style-name="_34_">p</text:span><text:span text:style-name="_37_">a</text:span><text:span text:style-name="_31_">g</text:span><text:span text:style-name="_34_">e</text:span><text:span text:style-name="_39_"> </text:span><text:span text:style-name="_31_">2</text:span><text:span text:style-name="_34_">2</text:span><text:span text:style-name="_37_">.</text:span></text:p>
      <text:p text:style-name="P1"><text:span text:style-name="_34_">(</text:span><text:span text:style-name="_37_">6</text:span><text:span text:style-name="_31_">)</text:span><text:span text:style-name="_35_"> </text:span><text:span text:style-name="_37_">L</text:span><text:span text:style-name="_31_">a</text:span><text:span text:style-name="_34_">d</text:span><text:span text:style-name="_37_">y</text:span><text:span text:style-name="_33_"> </text:span><text:span text:style-name="_34_">L</text:span><text:span text:style-name="_37_">o</text:span><text:span text:style-name="_31_">v</text:span><text:span text:style-name="_34_">e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/text:p>
      <text:p text:style-name="P1"><text:soft-page-break/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d</text:span><text:span text:style-name="_37_">e</text:span><text:span text:style-name="_31_">t</text:span><text:span text:style-name="_34_">a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'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a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i</text:span><text:span text:style-name="_37_">r</text:span><text:span text:style-name="_32_"> </text:span><text:span text:style-name="_34_">b</text:span><text:span text:style-name="_37_">y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(</text:span><text:span text:style-name="_35_"> </text:span><text:span text:style-name="_37_">1</text:span><text:span text:style-name="_31_">8</text:span><text:span text:style-name="_34_">4</text:span><text:span text:style-name="_37_">2</text:span><text:span text:style-name="_31_">)</text:span><text:span text:style-name="_34_">.</text:span><text:span text:style-name="_38_"> </text:span><text:span text:style-name="_31_">I</text:span><text:span text:style-name="_34_">n</text:span><text:span text:style-name="_38_"> </text:span><text:span text:style-name="_31_">i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t</text:span><text:span text:style-name="_34_">e</text:span><text:span text:style-name="_37_">n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r</text:span><text:span text:style-name="_31_">f</text:span><text:span text:style-name="_34_">o</text:span><text:span text:style-name="_37_">r</text:span><text:span text:style-name="_31_">m</text:span><text:span text:style-name="_34_">"</text:span><text:span text:style-name="_39_"> </text:span><text:span text:style-name="_31_">(</text:span><text:span text:style-name="_34_">h</text:span><text:span text:style-name="_37_">e</text:span><text:span text:style-name="_31_">r</text:span><text:span text:style-name="_35_"> </text:span><text:span text:style-name="_37_">i</text:span><text:span text:style-name="_31_">t</text:span><text:span text:style-name="_34_">a</text:span><text:span text:style-name="_37_">l</text:span><text:span text:style-name="_31_">i</text:span><text:span text:style-name="_34_">c</text:span><text:span text:style-name="_37_">s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H</text:span><text:span text:style-name="_37_">a</text:span><text:span text:style-name="_31_">r</text:span><text:span text:style-name="_34_">t</text:span><text:span text:style-name="_37_">r</text:span><text:span text:style-name="_31_">e</text:span><text:span text:style-name="_34_">e</text:span><text:span text:style-name="_39_"> </text:span><text:span text:style-name="_31_">(</text:span><text:span text:style-name="_36_"> </text:span><text:span text:style-name="_37_">1</text:span><text:span text:style-name="_31_">9</text:span><text:span text:style-name="_34_">4</text:span><text:span text:style-name="_37_">9</text:span><text:span text:style-name="_31_">)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d</text:span><text:span text:style-name="_37_">d</text:span><text:span text:style-name="_31_">s</text:span><text:span text:style-name="_34_">: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2_"> </text:span><text:span text:style-name="_34_">e</text:span><text:span text:style-name="_37_">q</text:span><text:span text:style-name="_31_">u</text:span><text:span text:style-name="_34_">i</text:span><text:span text:style-name="_37_">p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'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4_">'</text:span><text:span text:style-name="_38_"> </text:span><text:span text:style-name="_31_">o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b</text:span><text:span text:style-name="_37_">i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7_">,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x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'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4_">.</text:span><text:span text:style-name="_37_">'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r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s</text:span><text:span text:style-name="_34_">t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x</text:span><text:span text:style-name="_31_">c</text:span><text:span text:style-name="_34_">i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r</text:span><text:span text:style-name="_31_">e</text:span><text:span text:style-name="_34_">c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d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1_">.</text:span><text:span text:style-name="_34_">"</text:span></text:p>
      <text:p text:style-name="P1"><text:span text:style-name="_31_">I</text:span><text:span text:style-name="_35_"> </text:span><text:span text:style-name="_37_">a</text:span><text:span text:style-name="_31_">m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o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H</text:span><text:span text:style-name="_31_">a</text:span><text:span text:style-name="_34_">r</text:span><text:span text:style-name="_37_">t</text:span><text:span text:style-name="_31_">r</text:span><text:span text:style-name="_34_">e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4_">t</text:span><text:span text:style-name="_37_">i</text:span><text:span text:style-name="_31_">c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7_">t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5_"> </text:span><text:span text:style-name="_37_">g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,</text:span><text:span text:style-name="_35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,</text:span><text:span text:style-name="_36_"> </text:span><text:span text:style-name="_37_">i</text:span><text:span text:style-name="_31_">f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e</text:span><text:span text:style-name="_37_">s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c</text:span><text:span text:style-name="_34_">a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o</text:span><text:span text:style-name="_34_">b</text:span><text:span text:style-name="_37_">l</text:span><text:span text:style-name="_31_">i</text:span><text:span text:style-name="_34_">g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/text:p>
      <text:p text:style-name="P1"><text:span text:style-name="_37_">A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"</text:span><text:span text:style-name="_37_">n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d</text:span><text:span text:style-name="_31_">o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n</text:span><text:span text:style-name="_34_">e</text:span><text:span text:style-name="_37_">w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w</text:span><text:span text:style-name="_31_">,</text:span><text:span text:style-name="_36_"> </text:span><text:span text:style-name="_37_">"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n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"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"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t</text:span><text:span text:style-name="_34_">h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e</text:span><text:span text:style-name="_34_">d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l</text:span><text:span text:style-name="_34_">l</text:span>-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"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u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r</text:span><text:span text:style-name="_31_">e</text:span><text:span text:style-name="_34_">c</text:span><text:span text:style-name="_37_">t</text:span><text:span text:style-name="_33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t</text:span><text:span text:style-name="_36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.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f</text:span><text:span text:style-name="_37_">r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6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a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I</text:span><text:span text:style-name="_36_"> </text:span><text:span text:style-name="_37_">d</text:span><text:span text:style-name="_31_">o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r</text:span><text:span text:style-name="_34_">r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l</text:span><text:span text:style-name="_31_">i</text:span><text:span text:style-name="_34_">p</text:span><text:span text:style-name="_37_">s</text:span><text:span text:style-name="_31_">h</text:span><text:span text:style-name="_34_">o</text:span><text:span text:style-name="_37_">d</text:span><text:span text:style-name="_33_"> </text:span><text:span text:style-name="_34_">f</text:span><text:span text:style-name="_37_">a</text:span><text:span text:style-name="_31_">s</text:span><text:span text:style-name="_34_">h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i</text:span><text:span text:style-name="_34_">s</text:span><text:span text:style-name="_37_">k</text:span><text:span text:style-name="_31_">s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I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y</text:span><text:span text:style-name="_34_">s</text:span><text:span text:style-name="_37_">e</text:span><text:span text:style-name="_31_">l</text:span><text:span text:style-name="_34_">f</text:span><text:span text:style-name="_37_">,</text:span><text:span text:style-name="_33_"> </text:span><text:span text:style-name="_34_">"</text:span><text:span text:style-name="_37_">I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o</text:span><text:span text:style-name="_31_">l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:</text:span><text:span text:style-name="_39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4_">.</text:span><text:span text:style-name="_37_">"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d</text:span><text:span text:style-name="_34_">m</text:span><text:span text:style-name="_37_">i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l</text:span><text:span text:style-name="_37_">a</text:span><text:span text:style-name="_31_">y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y</text:span><text:span text:style-name="_32_"> </text:span><text:span text:style-name="_34_">v</text:span><text:span text:style-name="_37_">i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w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m</text:span><text:span text:style-name="_34_">y</text:span><text:span text:style-name="_38_"> 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2_"> </text:span><text:span text:style-name="_34_">t</text:span><text:span text:style-name="_37_">e</text:span><text:span text:style-name="_31_">s</text:span><text:span text:style-name="_34_">t</text:span><text:span text:style-name="_37_">i</text:span><text:span text:style-name="_31_">f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I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7_">.</text:span></text:p>
      <text:p text:style-name="P1"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m</text:span><text:span text:style-name="_34_">y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d</text:span><text:span text:style-name="_31_">u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t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s</text:span><text:span text:style-name="_35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o</text:span><text:span text:style-name="_37_">u</text:span><text:span text:style-name="_31_">s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a</text:span><text:span text:style-name="_34_">r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w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e</text:span><text:span text:style-name="_37_">c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"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a</text:span><text:span text:style-name="_37_">l</text:span><text:span text:style-name="_32_"> </text:span><text:span text:style-name="_34_">a</text:span><text:span text:style-name="_37_">c</text:span><text:span text:style-name="_31_">t</text:span><text:span text:style-name="_34_">"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a</text:span><text:span text:style-name="_38_"> </text:span><text:span text:style-name="_31_">b</text:span><text:span text:style-name="_34_">o</text:span><text:span text:style-name="_37_">o</text:span><text:span text:style-name="_31_">k</text:span><text:span text:style-name="_34_">,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s</text:span><text:span text:style-name="_34_">e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u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l</text:span><text:span text:style-name="_31_">l</text:span><text:span text:style-name="_34_">a</text:span><text:span text:style-name="_37_">c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p</text:span><text:span text:style-name="_31_">h</text:span><text:span text:style-name="_34_">i</text:span><text:span text:style-name="_37_">l</text:span><text:span text:style-name="_31_">o</text:span><text:span text:style-name="_34_">s</text:span><text:span text:style-name="_37_">o</text:span><text:span text:style-name="_31_">p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i</text:span><text:span text:style-name="_31_">a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p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o</text:span><text:span text:style-name="_34_">n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e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u</text:span><text:span text:style-name="_37_">s</text:span><text:span text:style-name="_31_">e</text:span><text:span text:style-name="_34_">f</text:span><text:span text:style-name="_37_">u</text:span><text:span text:style-name="_31_">l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3_"> </text:span><text:span text:style-name="_34_">f</text:span><text:span text:style-name="_37_">o</text:span><text:span text:style-name="_31_">r</text:span><text:span text:style-name="_34_">g</text:span><text:span text:style-name="_37_">e</text:span><text:span text:style-name="_31_">t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4_">.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v</text:span><text:span text:style-name="_37_">i</text:span><text:span text:style-name="_31_">r</text:span><text:span text:style-name="_34_">t</text:span><text:span text:style-name="_37_">u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d</text:span><text:span text:style-name="_31_">a</text:span><text:span text:style-name="_34_">t</text:span><text:span text:style-name="_37_">a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7_">.</text:span></text:p>
      <text:p text:style-name="P1"><text:span text:style-name="_34_">(</text:span><text:span text:style-name="_37_">7</text:span><text:span text:style-name="_31_">)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i</text:span><text:span text:style-name="_31_">t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l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u</text:span><text:span text:style-name="_37_">l</text:span><text:span text:style-name="_31_">s</text:span><text:span text:style-name="_34_">e</text:span><text:span text:style-name="_38_"> </text:span><text:span text:style-name="_31_">i</text:span><text:span text:style-name="_34_">m</text:span><text:span text:style-name="_37_">p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n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u</text:span><text:span text:style-name="_31_">r</text:span><text:span text:style-name="_34_">o</text:span><text:span text:style-name="_37_">n</text:span><text:span text:style-name="_31_">,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u</text:span><text:span text:style-name="_31_">t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m</text:span><text:span text:style-name="_31_">p</text:span><text:span text:style-name="_34_">u</text:span><text:span text:style-name="_37_">l</text:span><text:span text:style-name="_31_">s</text:span><text:span text:style-name="_34_">e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4_">,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/text:p>
      <text:p text:style-name="P1"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i</text:span><text:span text:style-name="_34_">n</text:span><text:span text:style-name="_37_">u</text:span><text:span text:style-name="_31_">o</text:span><text:span text:style-name="_34_">u</text:span><text:span text:style-name="_37_">s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d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t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s</text:span><text:span text:style-name="_37_">o</text:span><text:span text:style-name="_31_">n</text:span><text:span text:style-name="_34_">i</text:span><text:span text:style-name="_37_">c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o</text:span><text:span text:style-name="_37_">u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s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d</text:span><text:span text:style-name="_37_">o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.</text:span><text:span text:style-name="_39_"> </text:span><text:span text:style-name="_31_">(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y</text:span><text:span text:style-name="_34_">p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)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s</text:span><text:span text:style-name="_31_">e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s</text:span><text:span text:style-name="_34_">o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f</text:span><text:span text:style-name="_38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(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3</text:span><text:span text:style-name="_37_">.</text:span><text:span text:style-name="_31_">1</text:span><text:span text:style-name="_34_">4</text:span><text:span text:style-name="_37_">1</text:span><text:span text:style-name="_31_">6</text:span><text:span text:style-name="_34_">)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1_">s</text:span><text:span text:style-name="_35_"> </text:span><text:span text:style-name="_37_">3</text:span><text:span text:style-name="_31_">.</text:span><text:span text:style-name="_34_">1</text:span><text:span text:style-name="_37_">2</text:span><text:span text:style-name="_31_">,</text:span><text:span text:style-name="_35_"> </text:span><text:span text:style-name="_37_">3</text:span><text:span text:style-name="_31_">.</text:span><text:span text:style-name="_34_">1</text:span><text:span text:style-name="_37_">3</text:span><text:span text:style-name="_31_">,</text:span><text:span text:style-name="_36_"> </text:span><text:span text:style-name="_37_">3</text:span><text:span text:style-name="_31_">.</text:span><text:span text:style-name="_34_">1</text:span><text:span text:style-name="_37_">4</text:span><text:span text:style-name="_31_">,</text:span><text:span text:style-name="_35_"> </text:span><text:span text:style-name="_37_">3</text:span><text:span text:style-name="_31_">.</text:span><text:span text:style-name="_34_">1</text:span><text:span text:style-name="_37_">5</text:span><text:span text:style-name="_31_">,</text:span><text:span text:style-name="_36_"> </text:span><text:span text:style-name="_37_">3</text:span><text:span text:style-name="_31_">.</text:span><text:span text:style-name="_34_">1</text:span><text:span text:style-name="_37_">6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0</text:span><text:span text:style-name="_34_">.</text:span><text:span text:style-name="_37_">0</text:span><text:span text:style-name="_31_">5</text:span><text:span text:style-name="_34_">,</text:span><text:span text:style-name="_39_"> </text:span><text:span text:style-name="_31_">0</text:span><text:span text:style-name="_34_">.</text:span><text:span text:style-name="_37_">1</text:span><text:span text:style-name="_31_">5</text:span><text:span text:style-name="_34_">,</text:span><text:span text:style-name="_38_"> </text:span><text:span text:style-name="_31_">0</text:span><text:span text:style-name="_34_">.</text:span><text:span text:style-name="_37_">5</text:span><text:span text:style-name="_31_">5</text:span><text:span text:style-name="_34_">,</text:span><text:span text:style-name="_38_"> </text:span><text:span text:style-name="_31_">0</text:span><text:span text:style-name="_34_">.</text:span><text:span text:style-name="_37_">1</text:span><text:span text:style-name="_31_">9</text:span><text:span text:style-name="_34_">,</text:span><text:span text:style-name="_39_"> </text:span><text:span text:style-name="_31_">0</text:span><text:span text:style-name="_34_">.</text:span><text:span text:style-name="_37_">0</text:span><text:span text:style-name="_31_">6</text:span><text:span text:style-name="_35_"> </text:span><text:span text:style-name="_37_">(</text:span><text:span text:style-name="_31_">s</text:span><text:span text:style-name="_34_">a</text:span><text:span text:style-name="_37_">y</text:span><text:span text:style-name="_31_">)</text:span><text:span text:style-name="_34_">.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1_">u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3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/text:p>
      <text:p text:style-name="P1"><text:span text:style-name="_34_">(</text:span><text:span text:style-name="_37_">8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/text:p>
      <text:p text:style-name="P1"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5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o</text:span><text:span text:style-name="_36_"> </text:span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i</text:span><text:span text:style-name="_37_">v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9_"> </text:span><text:span text:style-name="_31_">r</text:span><text:span text:style-name="_34_">u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t</text:span><text:span text:style-name="_34_">o</text:span><text:span text:style-name="_37_">p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e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f</text:span><text:span text:style-name="_34_">f</text:span><text:span text:style-name="_37_">i</text:span><text:span text:style-name="_31_">c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o</text:span><text:span text:style-name="_32_"> </text:span><text:span text:style-name="_34_">i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r</text:span><text:span text:style-name="_37_">e</text:span><text:span text:style-name="_31_">e</text:span><text:span text:style-name="_34_">n</text:span><text:span text:style-name="_39_"> 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f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f</text:span><text:span text:style-name="_37_">a</text:span><text:span text:style-name="_31_">u</text:span><text:span text:style-name="_34_">l</text:span><text:span text:style-name="_37_">t</text:span><text:span text:style-name="_33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?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s</text:span><text:span text:style-name="_34_">a</text:span><text:span text:style-name="_37_">f</text:span><text:span text:style-name="_31_">e</text:span><text:span text:style-name="_34_">s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o</text:span><text:span text:style-name="_34_">p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y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a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r</text:span><text:span text:style-name="_34_">a</text:span><text:span text:style-name="_37_">f</text:span><text:span text:style-name="_31_">f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I</text:span><text:span text:style-name="_39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2_"> </text:span><text:span text:style-name="_34_">f</text:span><text:span text:style-name="_37_">e</text:span><text:span text:style-name="_31_">a</text:span><text:span text:style-name="_34_">r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r</text:span><text:span text:style-name="_37_">d</text:span><text:span text:style-name="_31_">l</text:span><text:span text:style-name="_34_">y</text:span><text:span text:style-name="_39_"> </text:span><text:span text:style-name="_31_">d</text:span><text:span text:style-name="_34_">o</text:span><text:span text:style-name="_39_"> </text:span><text:span text:style-name="_31_">i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r</text:span><text:span text:style-name="_34_">u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3_"> </text:span><text:span text:style-name="_34_">"</text:span><text:span text:style-name="_37_">i</text:span><text:span text:style-name="_31_">f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6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m</text:span><text:span text:style-name="_37_">e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b</text:span><text:span text:style-name="_31_">u</text:span><text:span text:style-name="_34_">t</text:span><text:span text:style-name="_37_">e</text:span><text:span text:style-name="_31_">d</text:span><text:span text:style-name="_36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l</text:span><text:span text:style-name="_37_">a</text:span><text:span text:style-name="_31_">r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2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b</text:span><text:span text:style-name="_34_">e</text:span><text:span text:style-name="_39_"> </text:span><text:span text:style-name="_31_">a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"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"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1_">"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l</text:span><text:span text:style-name="_34_">o</text:span><text:span text:style-name="_37_">u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.</text:span><text:span text:style-name="_32_"> </text:span><text:span text:style-name="_34_">B</text:span><text:span text:style-name="_37_">y</text:span><text:span text:style-name="_33_"> </text:span><text:span text:style-name="_34_">"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"</text:span><text:span text:style-name="_36_"> </text:span><text:span text:style-name="_37_">I</text:span><text:span text:style-name="_33_"> </text:span><text:span text:style-name="_34_">m</text:span><text:span text:style-name="_37_">e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p</text:span><text:span text:style-name="_31_">t</text:span><text:span text:style-name="_34_">s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i</text:span><text:span text:style-name="_31_">f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r</text:span><text:span text:style-name="_37_">e</text:span><text:span text:style-name="_31_">d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1_">"</text:span><text:span text:style-name="_36_"> 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.</text:span><text:span text:style-name="_35_"> </text:span><text:span text:style-name="_37_">B</text:span><text:span text:style-name="_31_">y</text:span><text:span text:style-name="_35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"</text:span><text:span text:style-name="_32_"> </text:span><text:span text:style-name="_34_">I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i</text:span><text:span text:style-name="_37_">n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a</text:span><text:span text:style-name="_37_">k</text:span><text:span text:style-name="_31_">.</text:span><text:span text:style-name="_34_">"</text:span><text:span text:style-name="_38_"> </text:span><text:span text:style-name="_31_">I</text:span><text:span text:style-name="_34_">f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6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"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"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q</text:span><text:span text:style-name="_37_">u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b</text:span><text:span text:style-name="_31_">u</text:span><text:span text:style-name="_34_">t</text:span><text:span text:style-name="_37_">e</text:span><text:span text:style-name="_31_">d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a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(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)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r</text:span><text:span text:style-name="_37_">s</text:span><text:span text:style-name="_31_">e</text:span><text:span text:style-name="_34_">l</text:span><text:span text:style-name="_37_">y</text:span><text:span text:style-name="_32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l</text:span><text:span text:style-name="_34_">a</text:span><text:span text:style-name="_37_">w</text:span><text:span text:style-name="_31_">s</text:span><text:span text:style-name="_34_">.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o</text:span><text:span text:style-name="_32_"> </text:span><text:span text:style-name="_34_">e</text:span><text:span text:style-name="_37_">a</text:span><text:span text:style-name="_31_">s</text:span><text:span text:style-name="_34_">i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9_"> </text:span><text:span text:style-name="_31_">a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w</text:span><text:span text:style-name="_34_">a</text:span><text:span text:style-name="_37_">y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f</text:span><text:span text:style-name="_37_">i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o</text:span><text:span text:style-name="_34_">b</text:span><text:span text:style-name="_37_">s</text:span><text:span text:style-name="_31_">e</text:span><text:span text:style-name="_34_">r</text:span><text:span text:style-name="_37_">v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l</text:span><text:span text:style-name="_34_">y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4_">,</text:span><text:span text:style-name="_39_"> </text:span><text:span text:style-name="_31_">"</text:span><text:span text:style-name="_34_">W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e</text:span><text:span text:style-name="_34_">n</text:span><text:span text:style-name="_37_">o</text:span><text:span text:style-name="_31_">u</text:span><text:span text:style-name="_34_">g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.</text:span><text:span text:style-name="_34_">"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u</text:span><text:span text:style-name="_34_">n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f</text:span><text:span text:style-name="_37_">i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i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e</text:span><text:span text:style-name="_31_">x</text:span><text:span text:style-name="_34_">i</text:span><text:span text:style-name="_37_">s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y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a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a</text:span><text:span text:style-name="_33_"> </text:span><text:span text:style-name="_34_">s</text:span><text:span text:style-name="_37_">m</text:span><text:span text:style-name="_31_">a</text:span><text:span text:style-name="_34_">l</text:span><text:span text:style-name="_37_">l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1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e</text:span><text:span text:style-name="_37_">e</text:span><text:span text:style-name="_31_">n</text:span>-<text:span text:style-name="_37_">f</text:span><text:span text:style-name="_31_">i</text:span><text:span text:style-name="_34_">g</text:span><text:span text:style-name="_37_">u</text:span><text:span text:style-name="_31_">r</text:span><text:span text:style-name="_34_">e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.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f</text:span><text:span text:style-name="_37_">y</text:span><text:span text:style-name="_33_"> </text:span><text:span text:style-name="_34_">a</text:span><text:span text:style-name="_37_">n</text:span><text:span text:style-name="_31_">y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d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1_">s</text:span><text:span text:style-name="_34_">.</text:span></text:p>
      <text:p text:style-name="P1"><text:span text:style-name="_31_">(</text:span><text:span text:style-name="_34_">9</text:span><text:span text:style-name="_37_">)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s</text:span><text:span text:style-name="_34_">e</text:span><text:span text:style-name="_37_">n</text:span><text:span text:style-name="_31_">s</text:span><text:span text:style-name="_34_">o</text:span><text:span text:style-name="_37_">r</text:span><text:span text:style-name="_31_">y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p</text:span><text:span text:style-name="_37_">t</text:span><text:span text:style-name="_31_">i</text:span><text:span text:style-name="_34_">o</text:span><text:span text:style-name="_37_">n</text:span></text:p>
      <text:p text:style-name="P1"><text:span text:style-name="_34_">I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a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s</text:span><text:span text:style-name="_34_">e</text:span><text:span text:style-name="_37_">n</text:span><text:span text:style-name="_31_">s</text:span><text:span text:style-name="_34_">o</text:span><text:span text:style-name="_37_">r</text:span><text:span text:style-name="_31_">y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u</text:span><text:span text:style-name="_34_">r</text:span><text:span text:style-name="_39_"> </text:span><text:span text:style-name="_31_">i</text:span><text:span text:style-name="_34_">t</text:span><text:span text:style-name="_37_">e</text:span><text:span text:style-name="_31_">m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2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a</text:span><text:span text:style-name="_34_">t</text:span><text:span text:style-name="_37_">h</text:span><text:span text:style-name="_31_">y</text:span><text:span text:style-name="_34_">,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p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s</text:span><text:span text:style-name="_31_">i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t</text:span><text:span text:style-name="_37_">u</text:span><text:span text:style-name="_31_">r</text:span><text:span text:style-name="_34_">b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h</text:span><text:span text:style-name="_37_">e</text:span><text:span text:style-name="_31_">n</text:span><text:span text:style-name="_34_">o</text:span><text:span text:style-name="_37_">m</text:span><text:span text:style-name="_31_">e</text:span><text:span text:style-name="_34_">n</text:span><text:span text:style-name="_37_">a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n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d</text:span><text:span text:style-name="_37_">e</text:span><text:span text:style-name="_31_">a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!</text:span><text:span text:style-name="_39_"> </text:span><text:span text:style-name="_31_">U</text:span><text:span text:style-name="_34_">n</text:span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s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7_">,</text:span><text:span text:style-name="_32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w</text:span><text:span text:style-name="_31_">h</text:span><text:span text:style-name="_34_">e</text:span><text:span text:style-name="_37_">l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i</text:span><text:span text:style-name="_37_">d</text:span><text:span text:style-name="_31_">e</text:span><text:span text:style-name="_34_">a</text:span><text:span text:style-name="_37_">s</text:span><text:span text:style-name="_33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8_"> </text:span><text:span text:style-name="_31_">i</text:span><text:span text:style-name="_34_">n</text:span><text:span text:style-name="_37_">.</text:span><text:span text:style-name="_33_"> </text:span><text:span text:style-name="_34_">O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i</text:span><text:span text:style-name="_37_">t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b</text:span><text:span text:style-name="_37_">i</text:span><text:span text:style-name="_31_">g</text:span><text:span text:style-name="_35_"> </text:span><text:span text:style-name="_37_">s</text:span><text:span text:style-name="_31_">t</text:span><text:span text:style-name="_34_">e</text:span><text:span text:style-name="_37_">p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g</text:span><text:span text:style-name="_34_">h</text:span><text:span text:style-name="_37_">o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o</text:span><text:span text:style-name="_34_">g</text:span><text:span text:style-name="_37_">i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o</text:span><text:span text:style-name="_31_">d</text:span><text:span text:style-name="_34_">i</text:span><text:span text:style-name="_37_">e</text:span><text:span text:style-name="_31_">s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n</text:span><text:span text:style-name="_32_"> 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p</text:span><text:span text:style-name="_34_">h</text:span><text:span text:style-name="_37_">y</text:span><text:span text:style-name="_31_">s</text:span><text:span text:style-name="_34_">i</text:span><text:span text:style-name="_37_">c</text:span><text:span text:style-name="_31_">s</text:span><text:span text:style-name="_34_">,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y</text:span><text:span text:style-name="_34_">e</text:span><text:span text:style-name="_37_">t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i</text:span><text:span text:style-name="_31_">m</text:span><text:span text:style-name="_34_">i</text:span><text:span text:style-name="_37_">l</text:span><text:span text:style-name="_31_">a</text:span><text:span text:style-name="_34_">r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y</text:span><text:span text:style-name="_39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p</text:span><text:span text:style-name="_34_">i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l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E</text:span><text:span text:style-name="_37_">S</text:span><text:span text:style-name="_31_">P</text:span><text:span text:style-name="_34_">;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n</text:span><text:span text:style-name="_34_">i</text:span><text:span text:style-name="_37_">c</text:span><text:span text:style-name="_31_">e</text:span><text:span text:style-name="_34_">l</text:span><text:span text:style-name="_37_">y</text:span><text:span text:style-name="_33_"> </text:span><text:span text:style-name="_34_">i</text:span><text:span text:style-name="_37_">f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i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c</text:span><text:span text:style-name="_31_">o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f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E</text:span><text:span text:style-name="_34_">S</text:span><text:span text:style-name="_37_">P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r</text:span><text:span text:style-name="_37_">e</text:span><text:span text:style-name="_31_">l</text:span><text:span text:style-name="_34_">e</text:span><text:span text:style-name="_37_">v</text:span><text:span text:style-name="_31_">a</text:span><text:span text:style-name="_34_">n</text:span><text:span text:style-name="_37_">t</text:span><text:span text:style-name="_31_">.</text:span></text:p>
      <text:p text:style-name="P1"><text:span text:style-name="_37_">A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d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S</text:span><text:span text:style-name="_37_">P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r</text:span><text:span text:style-name="_37_">u</text:span><text:span text:style-name="_31_">n</text:span><text:span text:style-name="_35_"> </text:span><text:span text:style-name="_37_">a</text:span><text:span text:style-name="_31_">s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s</text:span><text:span text:style-name="_31_">:</text:span><text:span text:style-name="_35_"> </text:span><text:span text:style-name="_37_">"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i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i</text:span><text:span text:style-name="_37_">c</text:span><text:span text:style-name="_32_"> </text:span><text:span text:style-name="_34_">r</text:span><text:span text:style-name="_37_">e</text:span><text:span text:style-name="_31_">c</text:span><text:span text:style-name="_34_">e</text:span><text:span text:style-name="_37_">i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s</text:span><text:span text:style-name="_38_"> </text:span><text:span text:style-name="_31_">'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u</text:span><text:span text:style-name="_37_">i</text:span><text:span text:style-name="_31_">t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r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y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h</text:span><text:span text:style-name="_37_">a</text:span><text:span text:style-name="_31_">n</text:span><text:span text:style-name="_34_">d</text:span><text:span text:style-name="_38_"> </text:span><text:span text:style-name="_31_">b</text:span><text:span text:style-name="_34_">e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o</text:span><text:span text:style-name="_31_">?</text:span><text:span text:style-name="_34_">'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8_"> </text:span><text:span text:style-name="_31_">o</text:span><text:span text:style-name="_34_">r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1</text:span><text:span text:style-name="_34_">3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4</text:span><text:span text:style-name="_31_">0</text:span><text:span text:style-name="_34_">0</text:span><text:span text:style-name="_38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8_"> </text:span><text:span text:style-name="_31_">g</text:span><text:span text:style-name="_34_">e</text:span><text:span text:style-name="_37_">t</text:span><text:span text:style-name="_31_">s</text:span><text:span text:style-name="_36_"> </text:span><text:span text:style-name="_37_">1</text:span><text:span text:style-name="_31_">0</text:span><text:span text:style-name="_34_">4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p</text:span><text:span text:style-name="_37_">e</text:span><text:span text:style-name="_31_">n</text:span><text:span text:style-name="_34_">s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o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s</text:span><text:span text:style-name="_37_">y</text:span><text:span text:style-name="_31_">c</text:span><text:span text:style-name="_34_">h</text:span><text:span text:style-name="_37_">o</text:span><text:span text:style-name="_31_">k</text:span><text:span text:style-name="_34_">i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s</text:span><text:span text:style-name="_31_">i</text:span><text:span text:style-name="_34_">s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n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d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,</text:span><text:span text:style-name="_36_"> 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r</text:span><text:span text:style-name="_34_">v</text:span><text:span text:style-name="_37_">o</text:span><text:span text:style-name="_31_">y</text:span><text:span text:style-name="_34_">a</text:span><text:span text:style-name="_37_">n</text:span><text:span text:style-name="_31_">c</text:span><text:span text:style-name="_34_">e</text:span><text:span text:style-name="_37_">.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E</text:span><text:span text:style-name="_34_">S</text:span><text:span text:style-name="_37_">P</text:span><text:span text:style-name="_32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.</text:span></text:p>
      <text:p text:style-name="P1"><text:span text:style-name="_34_">I</text:span><text:span text:style-name="_37_">f</text:span><text:span text:style-name="_33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a</text:span><text:span text:style-name="_34_">t</text:span><text:span text:style-name="_37_">h</text:span><text:span text:style-name="_31_">y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d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n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e</text:span><text:span text:style-name="_34_">s</text:span><text:span text:style-name="_37_">t</text:span><text:span text:style-name="_32_"> </text:span><text:span text:style-name="_34_">u</text:span><text:span text:style-name="_37_">p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i</text:span><text:span text:style-name="_37_">t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o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a</text:span><text:span text:style-name="_34_">l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l</text:span><text:span text:style-name="_34_">l</text:span><text:span text:style-name="_37_">.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-<text:span text:style-name="_31_">p</text:span><text:span text:style-name="_34_">r</text:span><text:span text:style-name="_37_">o</text:span><text:span text:style-name="_31_">o</text:span><text:span text:style-name="_34_">f</text:span><text:span text:style-name="_38_"> </text:span><text:span text:style-name="_31_">r</text:span><text:span text:style-name="_34_">o</text:span><text:span text:style-name="_37_">o</text:span><text:span text:style-name="_31_">m</text:span><text:span text:style-name="_34_">"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/text:p>
      <text:p text:style-name="P1"><text:span text:style-name="_37_">7</text:span><text:span text:style-name="_31_">.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m</text:span><text:span text:style-name="_34_">y</text:span><text:span text:style-name="_38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7_">.</text:span><text:span text:style-name="_32_"> </text:span><text:span text:style-name="_34_">I</text:span><text:span text:style-name="_37_">f</text:span><text:span text:style-name="_32_"> </text:span><text:span text:style-name="_34_">I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a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p</text:span><text:span text:style-name="_34_">a</text:span><text:span text:style-name="_37_">i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a</text:span><text:span text:style-name="_34_">c</text:span><text:span text:style-name="_37_">i</text:span><text:span text:style-name="_31_">e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I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9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.</text:span></text:p>
      <text:p text:style-name="P1"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8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7_">'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t</text:span><text:span text:style-name="_34_">e</text:span><text:span text:style-name="_37_">l</text:span><text:span text:style-name="_31_">l</text:span><text:span text:style-name="_36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"</text:span><text:span text:style-name="_31_">i</text:span><text:span text:style-name="_34_">n</text:span><text:span text:style-name="_37_">j</text:span><text:span text:style-name="_31_">e</text:span><text:span text:style-name="_34_">c</text:span><text:span text:style-name="_37_">t</text:span><text:span text:style-name="_31_">"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r</text:span><text:span text:style-name="_31_">o</text:span><text:span text:style-name="_34_">p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q</text:span><text:span text:style-name="_31_">u</text:span><text:span text:style-name="_34_">i</text:span><text:span text:style-name="_37_">e</text:span><text:span text:style-name="_31_">s</text:span><text:span text:style-name="_34_">c</text:span><text:span text:style-name="_37_">e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p</text:span><text:span text:style-name="_34_">i</text:span><text:span text:style-name="_37_">a</text:span><text:span text:style-name="_31_">n</text:span><text:span text:style-name="_34_">o</text:span><text:span text:style-name="_39_"> </text:span><text:span text:style-name="_31_">s</text:span><text:span text:style-name="_34_">t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k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t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p</text:span><text:span text:style-name="_37_">i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i</text:span><text:span text:style-name="_31_">z</text:span><text:span text:style-name="_34_">e</text:span><text:span text:style-name="_37_">: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n</text:span><text:span text:style-name="_37_">e</text:span><text:span text:style-name="_31_">u</text:span><text:span text:style-name="_34_">t</text:span><text:span text:style-name="_37_">r</text:span><text:span text:style-name="_31_">o</text:span><text:span text:style-name="_34_">n</text:span><text:span text:style-name="_38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i</text:span><text:span text:style-name="_31_">l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.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n</text:span><text:span text:style-name="_34_">e</text:span><text:span text:style-name="_37_">u</text:span><text:span text:style-name="_31_">t</text:span><text:span text:style-name="_34_">r</text:span><text:span text:style-name="_37_">o</text:span><text:span text:style-name="_31_">n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u</text:span><text:span text:style-name="_34_">r</text:span><text:span text:style-name="_37_">b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d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8_"> </text:span><text:span text:style-name="_31_">I</text:span><text:span text:style-name="_34_">f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i</text:span><text:span text:style-name="_34_">z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i</text:span><text:span text:style-name="_34_">l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i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u</text:span><text:span text:style-name="_37_">r</text:span><text:span text:style-name="_31_">b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8_"> </text:span><text:span text:style-name="_31_">n</text:span><text:span text:style-name="_34_">e</text:span><text:span text:style-name="_37_">u</text:span><text:span text:style-name="_31_">t</text:span><text:span text:style-name="_34_">r</text:span><text:span text:style-name="_37_">o</text:span><text:span text:style-name="_31_">n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p</text:span><text:span text:style-name="_31_">i</text:span><text:span text:style-name="_34_">l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m</text:span><text:span text:style-name="_37_">i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m</text:span><text:span text:style-name="_37_">i</text:span><text:span text:style-name="_31_">n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j</text:span><text:span text:style-name="_37_">o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"</text:span><text:span text:style-name="_34_">s</text:span><text:span text:style-name="_37_">u</text:span><text:span text:style-name="_31_">b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1_">,</text:span><text:span text:style-name="_34_">"</text:span><text:span text:style-name="_39_"> </text:span><text:span text:style-name="_31_">i</text:span><text:span text:style-name="_34_">.</text:span><text:span text:style-name="_37_">e</text:span><text:span text:style-name="_31_">.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i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b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z</text:span><text:span text:style-name="_31_">e</text:span><text:span text:style-name="_34_">.</text:span><text:span text:style-name="_39_"> </text:span><text:span text:style-name="_31_">A</text:span><text:span text:style-name="_34_">n</text:span><text:span text:style-name="_39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7_">.</text:span><text:span text:style-name="_33_"> </text:span><text:span text:style-name="_34_">A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"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y</text:span><text:span text:style-name="_34_">"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a</text:span><text:span text:style-name="_31_">r</text:span><text:span text:style-name="_34_">y</text:span><text:span text:style-name="_37_">,</text:span><text:span text:style-name="_33_"> </text:span><text:span text:style-name="_34_">t</text:span><text:span text:style-name="_37_">e</text:span><text:span text:style-name="_31_">r</text:span><text:span text:style-name="_34_">t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u</text:span><text:span text:style-name="_34_">b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1_">?</text:span><text:span text:style-name="_34_">"</text:span></text:p>
      <text:p text:style-name="P1"><text:soft-page-break/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k</text:span><text:span text:style-name="_34_">i</text:span><text:span text:style-name="_37_">n</text:span>-<text:span text:style-name="_34_">o</text:span><text:span text:style-name="_37_">f</text:span>-<text:span text:style-name="_34_">a</text:span><text:span text:style-name="_37_">n</text:span>-<text:span text:style-name="_34_">o</text:span><text:span text:style-name="_37_">n</text:span><text:span text:style-name="_31_">i</text:span><text:span text:style-name="_34_">o</text:span><text:span text:style-name="_37_">n</text:span><text:span text:style-name="_31_">"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h</text:span><text:span text:style-name="_34_">e</text:span><text:span text:style-name="_37_">l</text:span><text:span text:style-name="_31_">p</text:span><text:span text:style-name="_34_">f</text:span><text:span text:style-name="_37_">u</text:span><text:span text:style-name="_31_">l</text:span><text:span text:style-name="_34_">.</text:span><text:span text:style-name="_38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w</text:span><text:span text:style-name="_34_">e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l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: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k</text:span><text:span text:style-name="_31_">i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p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l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k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i</text:span><text:span text:style-name="_34_">p</text:span><text:span text:style-name="_37_">p</text:span><text:span text:style-name="_31_">e</text:span><text:span text:style-name="_34_">d</text:span><text:span text:style-name="_38_"> </text:span><text:span text:style-name="_31_">o</text:span><text:span text:style-name="_34_">f</text:span><text:span text:style-name="_37_">f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o</text:span><text:span text:style-name="_39_"> </text:span><text:span text:style-name="_31_">o</text:span><text:span text:style-name="_34_">n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r</text:span><text:span text:style-name="_34_">e</text:span><text:span text:style-name="_37_">a</text:span><text:span text:style-name="_31_">l</text:span><text:span text:style-name="_34_">"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i</text:span><text:span text:style-name="_37_">t</text:span><text:span text:style-name="_31_">?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c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(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7_">)</text:span></text:p>
      <text:p text:style-name="P1"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l</text:span><text:span text:style-name="_37_">a</text:span><text:span text:style-name="_31_">s</text:span><text:span text:style-name="_34_">t</text:span><text:span text:style-name="_38_"> </text:span><text:span text:style-name="_31_">t</text:span><text:span text:style-name="_34_">w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a</text:span><text:span text:style-name="_37_">g</text:span><text:span text:style-name="_31_">r</text:span><text:span text:style-name="_34_">a</text:span><text:span text:style-name="_37_">p</text:span><text:span text:style-name="_31_">h</text:span><text:span text:style-name="_34_">s</text:span><text:span text:style-name="_39_"> 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r</text:span><text:span text:style-name="_31_">e</text:span><text:span text:style-name="_34_">c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6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w</text:span><text:span text:style-name="_34_">a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i</text:span><text:span text:style-name="_34_">m</text:span><text:span text:style-name="_37_">e</text:span><text:span text:style-name="_31_">?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?</text:span></text:p>
      <text:p text:style-name="P1"><text:span text:style-name="_31_">A</text:span><text:span text:style-name="_34_">s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t</text:span><text:span text:style-name="_34_">o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s</text:span><text:span text:style-name="_37_">t</text:span><text:span text:style-name="_31_">i</text:span><text:span text:style-name="_34_">m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6_"> </text:span><text:span text:style-name="_37_">v</text:span><text:span text:style-name="_31_">a</text:span><text:span text:style-name="_34_">r</text:span><text:span text:style-name="_37_">y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1</text:span><text:span text:style-name="_34_">0</text:span><text:span text:style-name="_37_">1</text:span><text:span text:style-name="_31_">0</text:span><text:span text:style-name="_35_"> </text:span><text:span text:style-name="_37_">t</text:span><text:span text:style-name="_31_">o</text:span><text:span text:style-name="_35_"> </text:span><text:span text:style-name="_37_">1</text:span><text:span text:style-name="_31_">0</text:span><text:span text:style-name="_34_">1</text:span><text:span text:style-name="_37_">5</text:span><text:span text:style-name="_33_"> </text:span><text:span text:style-name="_34_">b</text:span><text:span text:style-name="_37_">i</text:span><text:span text:style-name="_31_">n</text:span><text:span text:style-name="_34_">a</text:span><text:span text:style-name="_37_">r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8_"> </text:span><text:span text:style-name="_31_">f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v</text:span><text:span text:style-name="_37_">i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f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0</text:span><text:span text:style-name="_34_">9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i</text:span><text:span text:style-name="_37_">n</text:span><text:span text:style-name="_31_">d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(</text:span><text:span text:style-name="_37_">N</text:span><text:span text:style-name="_31_">o</text:span><text:span text:style-name="_34_">t</text:span><text:span text:style-name="_37_">e</text:span><text:span text:style-name="_31_">: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c</text:span><text:span text:style-name="_34_">y</text:span><text:span text:style-name="_37_">c</text:span><text:span text:style-name="_31_">l</text:span><text:span text:style-name="_34_">o</text:span><text:span text:style-name="_37_">p</text:span><text:span text:style-name="_31_">a</text:span><text:span text:style-name="_34_">e</text:span><text:span text:style-name="_37_">d</text:span><text:span text:style-name="_31_">i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n</text:span><text:span text:style-name="_31_">n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1</text:span><text:span text:style-name="_34_">1</text:span><text:span text:style-name="_37_">t</text:span><text:span text:style-name="_31_">h</text:span><text:span text:style-name="_36_"> 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2</text:span><text:span text:style-name="_33_"> </text:span><text:span text:style-name="_34_">X</text:span><text:span text:style-name="_39_"> </text:span><text:span text:style-name="_31_">1</text:span><text:span text:style-name="_34_">0</text:span><text:span text:style-name="_37_">9</text:span><text:span text:style-name="_31_">)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1</text:span><text:span text:style-name="_34_">0</text:span><text:span text:style-name="_37_">7</text:span><text:span text:style-name="_31_">,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y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s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c</text:span><text:span text:style-name="_31_">r</text:span><text:span text:style-name="_34_">e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4_">.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c</text:span><text:span text:style-name="_37_">e</text:span><text:span text:style-name="_31_">l</text:span><text:span text:style-name="_34_">l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6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"</text:span><text:span text:style-name="_34_">m</text:span><text:span text:style-name="_37_">a</text:span><text:span text:style-name="_31_">r</text:span><text:span text:style-name="_34_">g</text:span><text:span text:style-name="_37_">i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f</text:span><text:span text:style-name="_37_">e</text:span><text:span text:style-name="_31_">t</text:span><text:span text:style-name="_34_">y</text:span><text:span text:style-name="_37_">"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l</text:span><text:span text:style-name="_37_">o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l</text:span><text:span text:style-name="_31_">a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t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i</text:span><text:span text:style-name="_37_">r</text:span><text:span text:style-name="_31_">n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a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y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a</text:span><text:span text:style-name="_31_">d</text:span><text:span text:style-name="_34_">i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,</text:span><text:span text:style-name="_33_"> </text:span><text:span text:style-name="_34_">i</text:span><text:span text:style-name="_37_">f</text:span><text:span text:style-name="_32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t</text:span><text:span text:style-name="_31_">e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b</text:span><text:span text:style-name="_37_">a</text:span><text:span text:style-name="_31_">s</text:span><text:span text:style-name="_34_">k</text:span><text:span text:style-name="_37_">e</text:span><text:span text:style-name="_31_">t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5_"> </text:span><text:span text:style-name="_37_">d</text:span><text:span text:style-name="_31_">e</text:span><text:span text:style-name="_34_">s</text:span><text:span text:style-name="_37_">i</text:span><text:span text:style-name="_31_">r</text:span><text:span text:style-name="_34_">a</text:span><text:span text:style-name="_37_">b</text:span><text:span text:style-name="_31_">l</text:span><text:span text:style-name="_34_">e</text:span><text:span text:style-name="_37_">.</text:span></text:p>
      <text:p text:style-name="P1"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2_"> </text:span><text:span text:style-name="_34_">a</text:span><text:span text:style-name="_37_">d</text:span><text:span text:style-name="_31_">u</text:span><text:span text:style-name="_34_">l</text:span><text:span text:style-name="_37_">t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d</text:span><text:span text:style-name="_31_">e</text:span><text:span text:style-name="_34_">a</text:span><text:span text:style-name="_37_">l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b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i</text:span><text:span text:style-name="_37_">n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7_">.</text:span></text:p>
      <text:p text:style-name="P1"><text:span text:style-name="_34_">(</text:span><text:span text:style-name="_37_">a</text:span><text:span text:style-name="_31_">)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a</text:span><text:span text:style-name="_37_">t</text:span><text:span text:style-name="_33_"> </text:span><text:span text:style-name="_34_">b</text:span><text:span text:style-name="_37_">i</text:span><text:span text:style-name="_31_">r</text:span><text:span text:style-name="_34_">t</text:span><text:span text:style-name="_37_">h</text:span><text:span text:style-name="_31_">,</text:span></text:p>
      <text:p text:style-name="P1"><text:span text:style-name="_37_">(</text:span><text:span text:style-name="_31_">b</text:span><text:span text:style-name="_34_">)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/text:p>
      <text:p text:style-name="P1"><text:span text:style-name="_34_">(</text:span><text:span text:style-name="_37_">c</text:span><text:span text:style-name="_31_">)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1_">.</text:span></text:p>
      <text:p text:style-name="P1"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m</text:span><text:span text:style-name="_31_">i</text:span><text:span text:style-name="_34_">n</text:span><text:span text:style-name="_37_">d</text:span><text:span text:style-name="_31_">,</text:span><text:span text:style-name="_35_"> </text:span><text:span text:style-name="_37_">w</text:span><text:span text:style-name="_31_">h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'</text:span><text:span text:style-name="_37_">s</text:span><text:span text:style-name="_31_">?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4_">.</text:span><text:span text:style-name="_39_"> </text:span><text:span text:style-name="_31_">P</text:span><text:span text:style-name="_34_">r</text:span><text:span text:style-name="_37_">e</text:span><text:span text:style-name="_31_">s</text:span><text:span text:style-name="_34_">u</text:span><text:span text:style-name="_37_">m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t</text:span><text:span text:style-name="_37_">e</text:span><text:span text:style-name="_31_">b</text:span><text:span text:style-name="_34_">o</text:span><text:span text:style-name="_37_">o</text:span><text:span text:style-name="_31_">k</text:span><text:span text:style-name="_35_"> </text:span><text:span text:style-name="_37_">a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b</text:span><text:span text:style-name="_34_">u</text:span><text:span text:style-name="_37_">y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'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o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b</text:span><text:span text:style-name="_37_">l</text:span><text:span text:style-name="_31_">a</text:span><text:span text:style-name="_34_">n</text:span><text:span text:style-name="_37_">k</text:span><text:span text:style-name="_32_"> </text:span><text:span text:style-name="_34_">s</text:span><text:span text:style-name="_37_">h</text:span><text:span text:style-name="_31_">e</text:span><text:span text:style-name="_34_">e</text:span><text:span text:style-name="_37_">t</text:span><text:span text:style-name="_31_">s</text:span><text:span text:style-name="_34_">.</text:span><text:span text:style-name="_39_"> </text:span><text:span text:style-name="_31_">(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s</text:span><text:span text:style-name="_34_">y</text:span><text:span text:style-name="_37_">n</text:span><text:span text:style-name="_31_">o</text:span><text:span text:style-name="_34_">n</text:span><text:span text:style-name="_37_">y</text:span><text:span text:style-name="_31_">m</text:span><text:span text:style-name="_34_">o</text:span><text:span text:style-name="_37_">u</text:span><text:span text:style-name="_31_">s</text:span><text:span text:style-name="_34_">.</text:span><text:span text:style-name="_37_">)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x</text:span><text:span text:style-name="_31_">i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a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.</text:span></text:p>
      <text:p text:style-name="P1"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u</text:span><text:span text:style-name="_34_">s</text:span><text:span text:style-name="_38_"> 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s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f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b</text:span><text:span text:style-name="_37_">v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/text:p>
      <text:p text:style-name="P1"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d</text:span><text:span text:style-name="_37_">i</text:span><text:span text:style-name="_31_">t</text:span><text:span text:style-name="_34_">a</text:span><text:span text:style-name="_37_">r</text:span><text:span text:style-name="_31_">y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/text:p>
      <text:p text:style-name="P1"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/text:p>
      <text:p text:style-name="P1"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8_"> </text:span><text:span text:style-name="_31_">s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=</text:span><text:span text:style-name="_39_"> </text:span><text:span text:style-name="_31_">j</text:span><text:span text:style-name="_34_">u</text:span><text:span text:style-name="_37_">d</text:span><text:span text:style-name="_31_">g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e</text:span><text:span text:style-name="_31_">r</text:span></text:p>
      <text:p text:style-name="P1"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p</text:span><text:span text:style-name="_34_">e</text:span><text:span text:style-name="_37_">,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e</text:span><text:span text:style-name="_37_">v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i</text:span><text:span text:style-name="_31_">v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t</text:span><text:span text:style-name="_37_">t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s</text:span><text:span text:style-name="_34_">l</text:span><text:span text:style-name="_37_">o</text:span><text:span text:style-name="_31_">w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r</text:span><text:span text:style-name="_34_">c</text:span><text:span text:style-name="_37_">i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h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u</text:span><text:span text:style-name="_31_">p</text:span><text:span text:style-name="_34_">.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t</text:span><text:span text:style-name="_31_">.</text:span></text:p>
      <text:p text:style-name="P1"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e</text:span><text:span text:style-name="_37_">g</text:span><text:span text:style-name="_31_">s</text:span><text:span text:style-name="_34_">,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s</text:span><text:span text:style-name="_37_">c</text:span><text:span text:style-name="_31_">u</text:span><text:span text:style-name="_34_">t</text:span><text:span text:style-name="_37_">t</text:span><text:span text:style-name="_31_">l</text:span><text:span text:style-name="_34_">e</text:span><text:span text:style-name="_37_">.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y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y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c</text:span><text:span text:style-name="_37_">l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x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v</text:span><text:span text:style-name="_31_">e</text:span><text:span text:style-name="_36_"> </text:span><text:span text:style-name="_37_">f</text:span><text:span text:style-name="_31_">u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u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o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g</text:span><text:span text:style-name="_37_">s</text:span><text:span text:style-name="_31_">,</text:span><text:span text:style-name="_35_"> </text:span><text:span text:style-name="_37_">e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t</text:span><text:span text:style-name="_34_">c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s</text:span><text:span text:style-name="_34_">s</text:span><text:span text:style-name="_39_"> </text:span><text:span text:style-name="_31_">H</text:span><text:span text:style-name="_34_">e</text:span><text:span text:style-name="_37_">l</text:span><text:span text:style-name="_31_">e</text:span><text:span text:style-name="_34_">n</text:span><text:span text:style-name="_39_"> </text:span><text:span text:style-name="_31_">K</text:span><text:span text:style-name="_34_">e</text:span><text:span text:style-name="_37_">l</text:span><text:span text:style-name="_31_">l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o</text:span><text:span text:style-name="_34_">t</text:span><text:span text:style-name="_37_">h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o</text:span><text:span text:style-name="_37_">r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W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a</text:span><text:span text:style-name="_31_">s</text:span><text:span text:style-name="_34_">s</text:span><text:span text:style-name="_37_">o</text:span><text:span text:style-name="_31_">c</text:span><text:span text:style-name="_34_">i</text:span><text:span text:style-name="_37_">a</text:span><text:span text:style-name="_31_">t</text:span><text:span text:style-name="_34_">e</text:span><text:span text:style-name="_39_"> </text:span><text:span text:style-name="_31_">p</text:span><text:span text:style-name="_34_">u</text:span><text:span text:style-name="_37_">n</text:span><text:span text:style-name="_31_">i</text:span><text:span text:style-name="_34_">s</text:span><text:span text:style-name="_37_">h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l</text:span><text:span text:style-name="_34_">y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t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l</text:span><text:span text:style-name="_37_">e</text:span><text:span text:style-name="_31_">d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u</text:span><text:span text:style-name="_34_">n</text:span><text:span text:style-name="_37_">o</text:span><text:span text:style-name="_31_">r</text:span><text:span text:style-name="_34_">t</text:span><text:span text:style-name="_37_">h</text:span><text:span text:style-name="_31_">o</text:span><text:span text:style-name="_34_">d</text:span><text:span text:style-name="_37_">o</text:span><text:span text:style-name="_31_">x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w</text:span><text:span text:style-name="_31_">a</text:span><text:span text:style-name="_34_">r</text:span><text:span text:style-name="_37_">d</text:span><text:span text:style-name="_31_">s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.</text:span><text:span text:style-name="_33_"> 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l</text:span><text:span text:style-name="_34_">y</text:span><text:span text:style-name="_39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c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8_"> </text:span><text:span text:style-name="_31_">"</text:span><text:span text:style-name="_34_">C</text:span><text:span text:style-name="_37_">a</text:span><text:span text:style-name="_31_">s</text:span><text:span text:style-name="_34_">a</text:span><text:span text:style-name="_37_">b</text:span><text:span text:style-name="_31_">i</text:span><text:span text:style-name="_34_">a</text:span><text:span text:style-name="_37_">n</text:span><text:span text:style-name="_31_">c</text:span><text:span text:style-name="_34_">a</text:span><text:span text:style-name="_37_">"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o</text:span><text:span text:style-name="_34_">r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e</text:span><text:span text:style-name="_31_">d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x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8_"> </text:span><text:span text:style-name="_31_">"</text:span><text:span text:style-name="_34_">T</text:span><text:span text:style-name="_37_">w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"</text:span><text:span text:style-name="_34_">N</text:span><text:span text:style-name="_37_">O</text:span><text:span text:style-name="_31_">"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o</text:span><text:span text:style-name="_37_">w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"</text:span><text:span text:style-name="_31_">u</text:span><text:span text:style-name="_34_">n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7_">"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n</text:span><text:span text:style-name="_31_">e</text:span><text:span text:style-name="_34_">l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b</text:span><text:span text:style-name="_31_">e</text:span><text:span text:style-name="_34_">y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7_">s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a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i</text:span><text:span text:style-name="_34_">c</text:span><text:span text:style-name="_39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u</text:span><text:span text:style-name="_37_">n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"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n</text:span><text:span text:style-name="_34_">e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n</text:span><text:span text:style-name="_34_">g</text:span><text:span text:style-name="_37_">u</text:span><text:span text:style-name="_31_">a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1_">.</text:span></text:p>
      <text:p text:style-name="P1"><text:span text:style-name="_37_">O</text:span><text:span text:style-name="_31_">p</text:span><text:span text:style-name="_34_">i</text:span><text:span text:style-name="_37_">n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v</text:span><text:span text:style-name="_34_">a</text:span><text:span text:style-name="_37_">r</text:span><text:span text:style-name="_31_">y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4_">i</text:span><text:span text:style-name="_37_">t</text:span><text:span text:style-name="_31_">y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i</text:span><text:span text:style-name="_34_">n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"</text:span><text:span text:style-name="_37_">b</text:span><text:span text:style-name="_31_">u</text:span><text:span text:style-name="_34_">i</text:span><text:span text:style-name="_37_">l</text:span><text:span text:style-name="_31_">t</text:span><text:span text:style-name="_35_"> </text:span><text:span text:style-name="_37_">i</text:span><text:span text:style-name="_31_">n</text:span><text:span text:style-name="_34_">.</text:span><text:span text:style-name="_37_">"</text:span><text:span text:style-name="_31_">'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c</text:span><text:span text:style-name="_37_">c</text:span><text:span text:style-name="_31_">u</text:span><text:span text:style-name="_34_">p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u</text:span><text:span text:style-name="_34_">s</text:span><text:span text:style-name="_37_">,</text:span><text:span text:style-name="_32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e</text:span><text:span text:style-name="_31_">m</text:span><text:span text:style-name="_34_">s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f</text:span>-<text:span text:style-name="_37_">v</text:span><text:span text:style-name="_31_">a</text:span><text:span text:style-name="_34_">l</text:span><text:span text:style-name="_37_">u</text:span><text:span text:style-name="_31_">e</text:span><text:span text:style-name="_34_">.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3_"> </text:span><text:span text:style-name="_34_">a</text:span><text:span text:style-name="_37_">s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"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u</text:span><text:span text:style-name="_34_">t</text:span><text:span text:style-name="_37_">o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a</text:span><text:span text:style-name="_37_">y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"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'</text:span><text:span text:style-name="_31_">D</text:span><text:span text:style-name="_34_">o</text:span><text:span text:style-name="_39_"> </text:span><text:span text:style-name="_31_">y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n</text:span><text:span text:style-name="_31_">o</text:span><text:span text:style-name="_34_">w</text:span><text:span text:style-name="_37_">'</text:span><text:span text:style-name="_32_"> </text:span><text:span text:style-name="_34_">"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7_">,</text:span><text:span text:style-name="_32_"> </text:span><text:span text:style-name="_34_">"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a</text:span><text:span text:style-name="_34_">y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1_">"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l</text:span><text:span text:style-name="_34_">e</text:span><text:span text:style-name="_37_">a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,</text:span><text:span text:style-name="_34_">"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m</text:span><text:span text:style-name="_34_">e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h</text:span><text:span text:style-name="_31_">i</text:span><text:span text:style-name="_34_">e</text:span><text:span text:style-name="_37_">r</text:span><text:span text:style-name="_31_">a</text:span><text:span text:style-name="_34_">r</text:span><text:span text:style-name="_37_">c</text:span><text:span text:style-name="_31_">h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b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u</text:span><text:span text:style-name="_34_">n</text:span><text:span text:style-name="_37_">f</text:span><text:span text:style-name="_31_">e</text:span><text:span text:style-name="_34_">n</text:span><text:span text:style-name="_37_">c</text:span><text:span text:style-name="_31_">e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f</text:span><text:span text:style-name="_34_">f</text:span><text:span text:style-name="_37_">s</text:span><text:span text:style-name="_31_">.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(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)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u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u</text:span><text:span text:style-name="_37_">n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b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4_">"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n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d</text:span><text:span text:style-name="_34_">g</text:span><text:span text:style-name="_37_">e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b</text:span><text:span text:style-name="_31_">e</text:span><text:span text:style-name="_34_">y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b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3_"> </text:span><text:span text:style-name="_34_">(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4_">)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.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4_">s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4_">,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t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e</text:span><text:span text:style-name="_34_">r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o</text:span><text:span text:style-name="_31_">b</text:span><text:span text:style-name="_34_">e</text:span><text:span text:style-name="_37_">d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o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e</text:span><text:span text:style-name="_37_">r</text:span><text:span text:style-name="_31_">,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3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"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c</text:span><text:span text:style-name="_31_">r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,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l</text:span><text:span text:style-name="_34_">l</text:span><text:span text:style-name="_37_">o</text:span><text:span text:style-name="_31_">g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5_"> </text:span><text:span text:style-name="_37_">B</text:span><text:span text:style-name="_31_">a</text:span><text:span text:style-name="_34_">r</text:span><text:span text:style-name="_37_">b</text:span><text:span text:style-name="_31_">a</text:span><text:span text:style-name="_34_">r</text:span><text:span text:style-name="_37_">a</text:span><text:span text:style-name="_31_">"</text:span><text:span text:style-name="_36_"> </text:span><text:span text:style-name="_37_">o</text:span><text:span text:style-name="_31_">r</text:span><text:span text:style-name="_36_"> </text:span><text:span text:style-name="_37_">"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c</text:span><text:span text:style-name="_34_">k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"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4_">"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a</text:span><text:span text:style-name="_34_">r</text:span><text:span text:style-name="_37_">a</text:span><text:span text:style-name="_31_">d</text:span><text:span text:style-name="_34_">o</text:span><text:span text:style-name="_37_">x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?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g</text:span><text:span text:style-name="_31_">o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-<text:span text:style-name="_31_">i</text:span><text:span text:style-name="_34_">n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p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,</text:span><text:span text:style-name="_36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p</text:span><text:span text:style-name="_31_">h</text:span><text:span text:style-name="_34_">e</text:span><text:span text:style-name="_37_">m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d</text:span><text:span text:style-name="_34_">r</text:span><text:span text:style-name="_37_">a</text:span><text:span text:style-name="_31_">w</text:span><text:span text:style-name="_35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/text:p>
      <text:p text:style-name="P1"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f</text:span><text:span text:style-name="_37_">e</text:span><text:span text:style-name="_31_">a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a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u</text:span><text:span text:style-name="_31_">p</text:span><text:span text:style-name="_34_">i</text:span><text:span text:style-name="_37_">l</text:span><text:span text:style-name="_31_">'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r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e</text:span><text:span text:style-name="_34_">l</text:span><text:span text:style-name="_37_">l</text:span>-<text:span text:style-name="_34_">t</text:span><text:span text:style-name="_37_">r</text:span><text:span text:style-name="_31_">i</text:span><text:span text:style-name="_34_">e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(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s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d</text:span><text:span text:style-name="_37_">u</text:span><text:span text:style-name="_31_">r</text:span><text:span text:style-name="_34_">e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p</text:span><text:span text:style-name="_34_">i</text:span><text:span text:style-name="_37_">c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t</text:span><text:span text:style-name="_38_"> 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7_">,</text:span><text:span text:style-name="_31_">"</text:span><text:span text:style-name="_34_">'</text:span><text:span text:style-name="_38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(</text:span><text:span text:style-name="_37_">i</text:span><text:span text:style-name="_31_">f</text:span><text:span text:style-name="_35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.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i</text:span><text:span text:style-name="_37_">g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u</text:span><text:span text:style-name="_34_">m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d</text:span><text:span text:style-name="_34_">e</text:span><text:span text:style-name="_37_">p</text:span><text:span text:style-name="_31_">a</text:span><text:span text:style-name="_34_">r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i</text:span><text:span text:style-name="_37_">p</text:span><text:span text:style-name="_31_">l</text:span><text:span text:style-name="_34_">i</text:span><text:span text:style-name="_37_">n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3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p</text:span><text:span text:style-name="_37_">s</text:span><text:span text:style-name="_31_">.</text:span><text:span text:style-name="_36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e</text:span><text:span text:style-name="_31_">p</text:span><text:span text:style-name="_34_">a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4_">"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w</text:span><text:span text:style-name="_31_">a</text:span><text:span text:style-name="_34_">y</text:span><text:span text:style-name="_37_">,</text:span><text:span text:style-name="_33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"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.</text:span><text:span text:style-name="_31_">"</text:span><text:span text:style-name="_35_"> </text:span><text:span text:style-name="_37_">(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n</text:span><text:span text:style-name="_37_">c</text:span><text:span text:style-name="_31_">i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n</text:span><text:span text:style-name="_36_"> </text:span><text:span text:style-name="_37_">p</text:span><text:span text:style-name="_31_">a</text:span><text:span text:style-name="_34_">g</text:span><text:span text:style-name="_37_">e</text:span><text:span text:style-name="_31_">s</text:span><text:span text:style-name="_36_"> </text:span><text:span text:style-name="_37_">2</text:span><text:span text:style-name="_31_">3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4</text:span><text:span text:style-name="_37_">.</text:span><text:span text:style-name="_31_">)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5_"> </text:span><text:span text:style-name="_37_">p</text:span><text:span text:style-name="_31_">e</text:span><text:span text:style-name="_34_">r</text:span><text:span text:style-name="_39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;</text:span><text:span text:style-name="_35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n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4_">.</text:span></text:p>
      <text:p text:style-name="P1"><text:soft-page-break/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a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5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4_">t</text:span><text:span text:style-name="_39_"> </text:span><text:span text:style-name="_31_">5</text:span><text:span text:style-name="_34_">1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9_"> </text:span><text:span text:style-name="_31_">5</text:span><text:span text:style-name="_34_">2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w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w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r</text:span><text:span text:style-name="_31_">i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w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b</text:span><text:span text:style-name="_37_">l</text:span><text:span text:style-name="_31_">o</text:span><text:span text:style-name="_34_">c</text:span><text:span text:style-name="_37_">k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a</text:span><text:span text:style-name="_34_">r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(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e</text:span><text:span text:style-name="_31_">r</text:span><text:span text:style-name="_34_">i</text:span><text:span text:style-name="_37_">o</text:span><text:span text:style-name="_31_">n</text:span><text:span text:style-name="_34_">)</text:span><text:span text:style-name="_37_">.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a</text:span><text:span text:style-name="_39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o</text:span><text:span text:style-name="_31_">u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t</text:span><text:span text:style-name="_34_">r</text:span><text:span text:style-name="_37_">a</text:span><text:span text:style-name="_31_">c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?</text:span></text:p>
      <text:p text:style-name="P1"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h</text:span><text:span text:style-name="_34_">o</text:span><text:span text:style-name="_37_">p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t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m</text:span><text:span text:style-name="_34_">e</text:span><text:span text:style-name="_37_">n</text:span><text:span text:style-name="_32_"> </text:span><text:span text:style-name="_34_">i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u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u</text:span><text:span text:style-name="_34_">a</text:span><text:span text:style-name="_37_">l</text:span><text:span text:style-name="_33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5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?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s</text:span><text:span text:style-name="_31_">t</text:span><text:span text:style-name="_34_">r</text:span><text:span text:style-name="_37_">a</text:span><text:span text:style-name="_31_">c</text:span><text:span text:style-name="_34_">t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u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5_"> </text:span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r</text:span><text:span text:style-name="_34_">i</text:span><text:span text:style-name="_37_">e</text:span><text:span text:style-name="_31_">d</text:span><text:span text:style-name="_34_">.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